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0472in"/>
    </style:style>
    <style:style style:name="co9" style:family="table-column">
      <style:table-column-properties fo:break-before="auto" style:column-width="3.5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4"/>
      <style:map style:condition="cell-content()=&quot;🡓&quot;" style:apply-style-name="worse" style:base-cell-address="DIFFUSION_FA.L4"/>
      <style:map style:condition="cell-content()=&quot;🡕&quot;" style:apply-style-name="marginally_5f_better" style:base-cell-address="DIFFUSION_FA.L4"/>
      <style:map style:condition="cell-content()=&quot;🡖&quot;" style:apply-style-name="marginally_5f_worse" style:base-cell-address="DIFFUSION_FA.L4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9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number-columns-repeated="3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FA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FA.L4"/>
            <calcext:condition calcext:apply-style-name="worse" calcext:value="=&quot;🡓&quot;" calcext:base-cell-address="DIFFUSION_FA.L4"/>
            <calcext:condition calcext:apply-style-name="marginally_better" calcext:value="=&quot;🡕&quot;" calcext:base-cell-address="DIFFUSION_FA.L4"/>
            <calcext:condition calcext:apply-style-name="marginally_worse" calcext:value="=&quot;🡖&quot;" calcext:base-cell-address="DIFFUSION_FA.L4"/>
          </calcext:conditional-format>
        </calcext:conditional-formats>
      </table:table>
      <table:table table:name="DIFFUSION_MD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2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val</text:p>
          </table:table-cell>
          <table:table-cell table:style-name="ce31" office:value-type="string" calcext:value-type="string">
            <text:p>overfitting</text:p>
          </table:table-cell>
          <table:table-cell table:style-name="ce3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7]=&quot;-&quot;);ROW([.L$1:.L87]))+[.$K87]-1)-[.B87]&lt;-[$settings.$B$3];&quot;🡑&quot;;IF(INDEX([.B:.B];LOOKUP(2;1/([.L$1:.L87]=&quot;-&quot;);ROW([.L$1:.L87]))+[.$K87]-1)-[.B87]&lt;0;&quot;🡕&quot;;IF(INDEX([.B:.B];LOOKUP(2;1/([.L$1:.L87]=&quot;-&quot;);ROW([.L$1:.L87]))+[.$K87]-1)-[.B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7]=&quot;-&quot;);ROW([.M$1:.M87]))+[.$K87]-1)-[.C87]&lt;-[$settings.$B$3];&quot;🡑&quot;;IF(INDEX([.C:.C];LOOKUP(2;1/([.M$1:.M87]=&quot;-&quot;);ROW([.M$1:.M87]))+[.$K87]-1)-[.C87]&lt;0;&quot;🡕&quot;;IF(INDEX([.C:.C];LOOKUP(2;1/([.M$1:.M87]=&quot;-&quot;);ROW([.M$1:.M87]))+[.$K87]-1)-[.C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7]-[.D87]&lt;0;&quot;?&quot;;IF(  MIN((INDEX([.B:.B];LOOKUP(2;1/([.N$1:.N87]=&quot;-&quot;);ROW([.N$1:.N87]))+[.$K87]-1)-INDEX([.D:.D];LOOKUP(2;1/([.N$1:.N87]=&quot;-&quot;);ROW([.N$1:.N87]))+[.$K87]-1));0)-([.B87]-[.D87])&lt;-[$settings.$B$3];&quot;🡓&quot;;IF(   MIN((INDEX([.B:.B];LOOKUP(2;1/([.N$1:.N87]=&quot;-&quot;);ROW([.N$1:.N87]))+[.$K87]-1)-INDEX([.D:.D];LOOKUP(2;1/([.N$1:.N87]=&quot;-&quot;);ROW([.N$1:.N87]))+[.$K87]-1));0)-([.B87]-[.D87])&lt;0;&quot;🡖&quot;;IF(    MIN((INDEX([.B:.B];LOOKUP(2;1/([.N$1:.N87]=&quot;-&quot;);ROW([.N$1:.N87]))+[.$K87]-1)-INDEX([.D:.D];LOOKUP(2;1/([.N$1:.N87]=&quot;-&quot;);ROW([.N$1:.N87]))+[.$K87]-1));0)-([.B87]-[.D8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7]=&quot;-&quot;);ROW([.O$1:.O87]))+[.$K87]-1)-[.D87]&lt;-[$settings.$B$3];&quot;🡑&quot;;IF(INDEX([.D:.D];LOOKUP(2;1/([.O$1:.O87]=&quot;-&quot;);ROW([.O$1:.O87]))+[.$K87]-1)-[.D87]&lt;0;&quot;🡕&quot;;IF(INDEX([.D:.D];LOOKUP(2;1/([.O$1:.O87]=&quot;-&quot;);ROW([.O$1:.O87]))+[.$K87]-1)-[.D8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🡕" calcext:value-type="string">
            <text:p>🡕</text:p>
          </table:table-cell>
          <table:table-cell table:style-name="ce33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MD.L1"/>
            <calcext:condition calcext:apply-style-name="worse" calcext:value="=&quot;🡓&quot;" calcext:base-cell-address="DIFFUSION_MD.L1"/>
            <calcext:condition calcext:apply-style-name="marginally_better" calcext:value="=&quot;🡕&quot;" calcext:base-cell-address="DIFFUSION_MD.L1"/>
            <calcext:condition calcext:apply-style-name="marginally_worse" calcext:value="=&quot;🡖&quot;" calcext:base-cell-address="DIFFUSION_MD.L1"/>
          </calcext:conditional-format>
        </calcext:conditional-formats>
      </table:table>
      <table:table table:name="CONNECTION" table:style-name="ta1">
        <table:table-column table:style-name="co9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7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6" office:value-type="string" calcext:value-type="string">
            <text:p>train</text:p>
          </table:table-cell>
          <table:table-cell table:style-name="ce36" office:value-type="string" calcext:value-type="string">
            <text:p>val</text:p>
          </table:table-cell>
          <table:table-cell table:style-name="ce36" office:value-type="string" calcext:value-type="string">
            <text:p>overfitting</text:p>
          </table:table-cell>
          <table:table-cell table:style-name="ce3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MPLE-single_vox</text:p>
          </table:table-cell>
          <table:table-cell office:value-type="float" office:value="43.2" calcext:value-type="float">
            <text:p>43.2</text:p>
          </table:table-cell>
          <table:table-cell office:value-type="float" office:value="40.2" calcext:value-type="float">
            <text:p>40.2</text:p>
          </table:table-cell>
          <table:table-cell office:value-type="float" office:value="38.2" calcext:value-type="float">
            <text:p>38.2</text:p>
          </table:table-cell>
          <table:table-cell office:value-type="float" office:value="44.8" calcext:value-type="float">
            <text:p>44.8</text:p>
          </table:table-cell>
          <table:table-cell office:value-type="float" office:value="47.7" calcext:value-type="float">
            <text:p>47.7</text:p>
          </table:table-cell>
          <table:table-cell office:value-type="float" office:value="40.3" calcext:value-type="float">
            <text:p>40.3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.5</text:p>
          </table:table-cell>
          <table:table-cell office:value-type="float" office:value="41.2" calcext:value-type="float">
            <text:p>41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MPLE-single_vox-single_targets</text:p>
          </table:table-cell>
          <table:table-cell office:value-type="float" office:value="46" calcext:value-type="float">
            <text:p>46</text:p>
          </table:table-cell>
          <table:table-cell office:value-type="float" office:value="39.4" calcext:value-type="float">
            <text:p>39.4</text:p>
          </table:table-cell>
          <table:table-cell office:value-type="float" office:value="32.1" calcext:value-type="float">
            <text:p>32.1</text:p>
          </table:table-cell>
          <table:table-cell office:value-type="float" office:value="46.1" calcext:value-type="float">
            <text:p>46.1</text:p>
          </table:table-cell>
          <table:table-cell office:value-type="float" office:value="45.8" calcext:value-type="float">
            <text:p>45.8</text:p>
          </table:table-cell>
          <table:table-cell office:value-type="float" office:value="34.9" calcext:value-type="float">
            <text:p>34.9</text:p>
          </table:table-cell>
          <table:table-cell office:value-type="float" office:value="46.2" calcext:value-type="float">
            <text:p>46.2</text:p>
          </table:table-cell>
          <table:table-cell office:value-type="float" office:value="45.7" calcext:value-type="float">
            <text:p>45.7</text:p>
          </table:table-cell>
          <table:table-cell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table:style-name="ce38" table:formula="of:=IF(INDEX([.E:.E];LOOKUP(2;1/([.L$1:.L4]=&quot;-&quot;);ROW([.L$1:.L4]))+[.$K4]-1)-[.E4]&lt;-[$settings.$B$3];&quot;🡑&quot;;IF(INDEX([.E:.E];LOOKUP(2;1/([.L$1:.L4]=&quot;-&quot;);ROW([.L$1:.L4]))+[.$K4]-1)-[.E4]&lt;0;&quot;🡕&quot;;IF(INDEX([.E:.E];LOOKUP(2;1/([.L$1:.L4]=&quot;-&quot;);ROW([.L$1:.L4]))+[.$K4]-1)-[.E4]&gt;[$settings.$B$3];&quot;🡓&quot;;&quot;🡖&quot;)))" office:value-type="string" office:string-value="🡕" calcext:value-type="string">
            <text:p>🡕</text:p>
          </table:table-cell>
          <table:table-cell table:style-name="ce38" table:formula="of:=IF(INDEX([.F:.F];LOOKUP(2;1/([.M$1:.M4]=&quot;-&quot;);ROW([.M$1:.M4]))+[.$K4]-1)-[.F4]&lt;-[$settings.$B$3];&quot;🡑&quot;;IF(INDEX([.F:.F];LOOKUP(2;1/([.M$1:.M4]=&quot;-&quot;);ROW([.M$1:.M4]))+[.$K4]-1)-[.F4]&lt;0;&quot;🡕&quot;;IF(INDEX([.F:.F];LOOKUP(2;1/([.M$1:.M4]=&quot;-&quot;);ROW([.M$1:.M4]))+[.$K4]-1)-[.F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E4]-[.G4]&lt;0;&quot;?&quot;;IF(  MIN((INDEX([.E:.E];LOOKUP(2;1/([.N$1:.N4]=&quot;-&quot;);ROW([.N$1:.N4]))+[.$K4]-1)-INDEX([.G:.G];LOOKUP(2;1/([.N$1:.N4]=&quot;-&quot;);ROW([.N$1:.N4]))+[.$K4]-1));0)-([.E4]-[.G4])&lt;-[$settings.$B$3];&quot;🡓&quot;;IF(   MIN((INDEX([.E:.E];LOOKUP(2;1/([.N$1:.N4]=&quot;-&quot;);ROW([.N$1:.N4]))+[.$K4]-1)-INDEX([.G:.G];LOOKUP(2;1/([.N$1:.N4]=&quot;-&quot;);ROW([.N$1:.N4]))+[.$K4]-1));0)-([.E4]-[.G4])&lt;0;&quot;🡖&quot;;IF(    MIN((INDEX([.E:.E];LOOKUP(2;1/([.N$1:.N4]=&quot;-&quot;);ROW([.N$1:.N4]))+[.$K4]-1)-INDEX([.G:.G];LOOKUP(2;1/([.N$1:.N4]=&quot;-&quot;);ROW([.N$1:.N4]))+[.$K4]-1));0)-([.E4]-[.G4])&gt;[$settings.$B$3];&quot;🡑&quot;;&quot;🡕&quot;   )  ) ))" office:value-type="string" office:string-value="🡓" calcext:value-type="string">
            <text:p>🡓</text:p>
          </table:table-cell>
          <table:table-cell table:style-name="ce38" table:formula="of:=IF(INDEX([.G:.G];LOOKUP(2;1/([.O$1:.O4]=&quot;-&quot;);ROW([.O$1:.O4]))+[.$K4]-1)-[.G4]&lt;-[$settings.$B$3];&quot;🡑&quot;;IF(INDEX([.G:.G];LOOKUP(2;1/([.O$1:.O4]=&quot;-&quot;);ROW([.O$1:.O4]))+[.$K4]-1)-[.G4]&lt;0;&quot;🡕&quot;;IF(INDEX([.G:.G];LOOKUP(2;1/([.O$1:.O4]=&quot;-&quot;);ROW([.O$1:.O4]))+[.$K4]-1)-[.G4]&gt;[$settings.$B$3];&quot;🡓&quot;;&quot;🡖&quot;)))" office:value-type="string" office:string-value="🡓" calcext:value-type="string">
            <text:p>🡓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MPLE-single_vox-single_roi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35.6" calcext:value-type="float">
            <text:p>35.6</text:p>
          </table:table-cell>
          <table:table-cell office:value-type="float" office:value="48.6" calcext:value-type="float">
            <text:p>48.6</text:p>
          </table:table-cell>
          <table:table-cell office:value-type="float" office:value="44.2" calcext:value-type="float">
            <text:p>44.2</text:p>
          </table:table-cell>
          <table:table-cell office:value-type="float" office:value="43.9" calcext:value-type="float">
            <text:p>43.9</text:p>
          </table:table-cell>
          <table:table-cell office:value-type="float" office:value="48.5" calcext:value-type="float">
            <text:p>48.5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table:style-name="ce39" table:formula="of:=IF(INDEX([.E:.E];LOOKUP(2;1/([.L$1:.L5]=&quot;-&quot;);ROW([.L$1:.L5]))+[.$K5]-1)-[.E5]&lt;-[$settings.$B$3];&quot;🡑&quot;;IF(INDEX([.E:.E];LOOKUP(2;1/([.L$1:.L5]=&quot;-&quot;);ROW([.L$1:.L5]))+[.$K5]-1)-[.E5]&lt;0;&quot;🡕&quot;;IF(INDEX([.E:.E];LOOKUP(2;1/([.L$1:.L5]=&quot;-&quot;);ROW([.L$1:.L5]))+[.$K5]-1)-[.E5]&gt;[$settings.$B$3];&quot;🡓&quot;;&quot;🡖&quot;)))" office:value-type="string" office:string-value="🡑" calcext:value-type="string">
            <text:p>🡑</text:p>
          </table:table-cell>
          <table:table-cell table:style-name="ce39" table:formula="of:=IF(INDEX([.F:.F];LOOKUP(2;1/([.M$1:.M5]=&quot;-&quot;);ROW([.M$1:.M5]))+[.$K5]-1)-[.F5]&lt;-[$settings.$B$3];&quot;🡑&quot;;IF(INDEX([.F:.F];LOOKUP(2;1/([.M$1:.M5]=&quot;-&quot;);ROW([.M$1:.M5]))+[.$K5]-1)-[.F5]&lt;0;&quot;🡕&quot;;IF(INDEX([.F:.F];LOOKUP(2;1/([.M$1:.M5]=&quot;-&quot;);ROW([.M$1:.M5]))+[.$K5]-1)-[.F5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5]-[.G5]&lt;0;&quot;?&quot;;IF(  MIN((INDEX([.E:.E];LOOKUP(2;1/([.N$1:.N5]=&quot;-&quot;);ROW([.N$1:.N5]))+[.$K5]-1)-INDEX([.G:.G];LOOKUP(2;1/([.N$1:.N5]=&quot;-&quot;);ROW([.N$1:.N5]))+[.$K5]-1));0)-([.E5]-[.G5])&lt;-[$settings.$B$3];&quot;🡓&quot;;IF(   MIN((INDEX([.E:.E];LOOKUP(2;1/([.N$1:.N5]=&quot;-&quot;);ROW([.N$1:.N5]))+[.$K5]-1)-INDEX([.G:.G];LOOKUP(2;1/([.N$1:.N5]=&quot;-&quot;);ROW([.N$1:.N5]))+[.$K5]-1));0)-([.E5]-[.G5])&lt;0;&quot;🡖&quot;;IF(    MIN((INDEX([.E:.E];LOOKUP(2;1/([.N$1:.N5]=&quot;-&quot;);ROW([.N$1:.N5]))+[.$K5]-1)-INDEX([.G:.G];LOOKUP(2;1/([.N$1:.N5]=&quot;-&quot;);ROW([.N$1:.N5]))+[.$K5]-1));0)-([.E5]-[.G5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5]=&quot;-&quot;);ROW([.O$1:.O5]))+[.$K5]-1)-[.G5]&lt;-[$settings.$B$3];&quot;🡑&quot;;IF(INDEX([.G:.G];LOOKUP(2;1/([.O$1:.O5]=&quot;-&quot;);ROW([.O$1:.O5]))+[.$K5]-1)-[.G5]&lt;0;&quot;🡕&quot;;IF(INDEX([.G:.G];LOOKUP(2;1/([.O$1:.O5]=&quot;-&quot;);ROW([.O$1:.O5]))+[.$K5]-1)-[.G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MPLE-single_vox-single_brain</text:p>
          </table:table-cell>
          <table:table-cell office:value-type="float" office:value="43.2" calcext:value-type="float">
            <text:p>43.2</text:p>
          </table:table-cell>
          <table:table-cell office:value-type="float" office:value="40.1" calcext:value-type="float">
            <text:p>40.1</text:p>
          </table:table-cell>
          <table:table-cell office:value-type="float" office:value="41.9" calcext:value-type="float">
            <text:p>41.9</text:p>
          </table:table-cell>
          <table:table-cell office:value-type="float" office:value="45.8" calcext:value-type="float">
            <text:p>45.8</text:p>
          </table:table-cell>
          <table:table-cell office:value-type="float" office:value="44.6" calcext:value-type="float">
            <text:p>44.6</text:p>
          </table:table-cell>
          <table:table-cell office:value-type="float" office:value="44.4" calcext:value-type="float">
            <text:p>44.4</text:p>
          </table:table-cell>
          <table:table-cell office:value-type="float" office:value="45.8" calcext:value-type="float">
            <text:p>45.8</text:p>
          </table:table-cell>
          <table:table-cell office:value-type="float" office:value="43.9" calcext:value-type="float">
            <text:p>43.9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table:style-name="ce39" table:formula="of:=IF(INDEX([.E:.E];LOOKUP(2;1/([.L$1:.L6]=&quot;-&quot;);ROW([.L$1:.L6]))+[.$K6]-1)-[.E6]&lt;-[$settings.$B$3];&quot;🡑&quot;;IF(INDEX([.E:.E];LOOKUP(2;1/([.L$1:.L6]=&quot;-&quot;);ROW([.L$1:.L6]))+[.$K6]-1)-[.E6]&lt;0;&quot;🡕&quot;;IF(INDEX([.E:.E];LOOKUP(2;1/([.L$1:.L6]=&quot;-&quot;);ROW([.L$1:.L6]))+[.$K6]-1)-[.E6]&gt;[$settings.$B$3];&quot;🡓&quot;;&quot;🡖&quot;)))" office:value-type="string" office:string-value="🡕" calcext:value-type="string">
            <text:p>🡕</text:p>
          </table:table-cell>
          <table:table-cell table:style-name="ce39" table:formula="of:=IF(INDEX([.F:.F];LOOKUP(2;1/([.M$1:.M6]=&quot;-&quot;);ROW([.M$1:.M6]))+[.$K6]-1)-[.F6]&lt;-[$settings.$B$3];&quot;🡑&quot;;IF(INDEX([.F:.F];LOOKUP(2;1/([.M$1:.M6]=&quot;-&quot;);ROW([.M$1:.M6]))+[.$K6]-1)-[.F6]&lt;0;&quot;🡕&quot;;IF(INDEX([.F:.F];LOOKUP(2;1/([.M$1:.M6]=&quot;-&quot;);ROW([.M$1:.M6]))+[.$K6]-1)-[.F6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6]-[.G6]&lt;0;&quot;?&quot;;IF(  MIN((INDEX([.E:.E];LOOKUP(2;1/([.N$1:.N6]=&quot;-&quot;);ROW([.N$1:.N6]))+[.$K6]-1)-INDEX([.G:.G];LOOKUP(2;1/([.N$1:.N6]=&quot;-&quot;);ROW([.N$1:.N6]))+[.$K6]-1));0)-([.E6]-[.G6])&lt;-[$settings.$B$3];&quot;🡓&quot;;IF(   MIN((INDEX([.E:.E];LOOKUP(2;1/([.N$1:.N6]=&quot;-&quot;);ROW([.N$1:.N6]))+[.$K6]-1)-INDEX([.G:.G];LOOKUP(2;1/([.N$1:.N6]=&quot;-&quot;);ROW([.N$1:.N6]))+[.$K6]-1));0)-([.E6]-[.G6])&lt;0;&quot;🡖&quot;;IF(    MIN((INDEX([.E:.E];LOOKUP(2;1/([.N$1:.N6]=&quot;-&quot;);ROW([.N$1:.N6]))+[.$K6]-1)-INDEX([.G:.G];LOOKUP(2;1/([.N$1:.N6]=&quot;-&quot;);ROW([.N$1:.N6]))+[.$K6]-1));0)-([.E6]-[.G6])&gt;[$settings.$B$3];&quot;🡑&quot;;&quot;🡕&quot;   )  ) ))" office:value-type="string" office:string-value="🡖" calcext:value-type="string">
            <text:p>🡖</text:p>
          </table:table-cell>
          <table:table-cell table:style-name="ce39" table:formula="of:=IF(INDEX([.G:.G];LOOKUP(2;1/([.O$1:.O6]=&quot;-&quot;);ROW([.O$1:.O6]))+[.$K6]-1)-[.G6]&lt;-[$settings.$B$3];&quot;🡑&quot;;IF(INDEX([.G:.G];LOOKUP(2;1/([.O$1:.O6]=&quot;-&quot;);ROW([.O$1:.O6]))+[.$K6]-1)-[.G6]&lt;0;&quot;🡕&quot;;IF(INDEX([.G:.G];LOOKUP(2;1/([.O$1:.O6]=&quot;-&quot;);ROW([.O$1:.O6]))+[.$K6]-1)-[.G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MPLE-single_vox-many_brain</text:p>
          </table:table-cell>
          <table:table-cell office:value-type="float" office:value="46.8" calcext:value-type="float">
            <text:p>46.8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7.8" calcext:value-type="float">
            <text:p>47.8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47.9" calcext:value-type="float">
            <text:p>47.9</text:p>
          </table:table-cell>
          <table:table-cell office:value-type="float" office:value="44.1" calcext:value-type="float">
            <text:p>44.1</text:p>
          </table:table-cell>
          <table:table-cell office:value-type="float" office:value="45.3" calcext:value-type="float">
            <text:p>45.3</text:p>
          </table:table-cell>
          <table:table-cell office:value-type="float" office:value="1" calcext:value-type="float">
            <text:p>1</text:p>
          </table:table-cell>
          <table:table-cell table:style-name="ce39" table:formula="of:=IF(INDEX([.E:.E];LOOKUP(2;1/([.L$1:.L7]=&quot;-&quot;);ROW([.L$1:.L7]))+[.$K7]-1)-[.E7]&lt;-[$settings.$B$3];&quot;🡑&quot;;IF(INDEX([.E:.E];LOOKUP(2;1/([.L$1:.L7]=&quot;-&quot;);ROW([.L$1:.L7]))+[.$K7]-1)-[.E7]&lt;0;&quot;🡕&quot;;IF(INDEX([.E:.E];LOOKUP(2;1/([.L$1:.L7]=&quot;-&quot;);ROW([.L$1:.L7]))+[.$K7]-1)-[.E7]&gt;[$settings.$B$3];&quot;🡓&quot;;&quot;🡖&quot;)))" office:value-type="string" office:string-value="🡑" calcext:value-type="string">
            <text:p>🡑</text:p>
          </table:table-cell>
          <table:table-cell table:style-name="ce39" table:formula="of:=IF(INDEX([.F:.F];LOOKUP(2;1/([.M$1:.M7]=&quot;-&quot;);ROW([.M$1:.M7]))+[.$K7]-1)-[.F7]&lt;-[$settings.$B$3];&quot;🡑&quot;;IF(INDEX([.F:.F];LOOKUP(2;1/([.M$1:.M7]=&quot;-&quot;);ROW([.M$1:.M7]))+[.$K7]-1)-[.F7]&lt;0;&quot;🡕&quot;;IF(INDEX([.F:.F];LOOKUP(2;1/([.M$1:.M7]=&quot;-&quot;);ROW([.M$1:.M7]))+[.$K7]-1)-[.F7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7]-[.G7]&lt;0;&quot;?&quot;;IF(  MIN((INDEX([.E:.E];LOOKUP(2;1/([.N$1:.N7]=&quot;-&quot;);ROW([.N$1:.N7]))+[.$K7]-1)-INDEX([.G:.G];LOOKUP(2;1/([.N$1:.N7]=&quot;-&quot;);ROW([.N$1:.N7]))+[.$K7]-1));0)-([.E7]-[.G7])&lt;-[$settings.$B$3];&quot;🡓&quot;;IF(   MIN((INDEX([.E:.E];LOOKUP(2;1/([.N$1:.N7]=&quot;-&quot;);ROW([.N$1:.N7]))+[.$K7]-1)-INDEX([.G:.G];LOOKUP(2;1/([.N$1:.N7]=&quot;-&quot;);ROW([.N$1:.N7]))+[.$K7]-1));0)-([.E7]-[.G7])&lt;0;&quot;🡖&quot;;IF(    MIN((INDEX([.E:.E];LOOKUP(2;1/([.N$1:.N7]=&quot;-&quot;);ROW([.N$1:.N7]))+[.$K7]-1)-INDEX([.G:.G];LOOKUP(2;1/([.N$1:.N7]=&quot;-&quot;);ROW([.N$1:.N7]))+[.$K7]-1));0)-([.E7]-[.G7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7]=&quot;-&quot;);ROW([.O$1:.O7]))+[.$K7]-1)-[.G7]&lt;-[$settings.$B$3];&quot;🡑&quot;;IF(INDEX([.G:.G];LOOKUP(2;1/([.O$1:.O7]=&quot;-&quot;);ROW([.O$1:.O7]))+[.$K7]-1)-[.G7]&lt;0;&quot;🡕&quot;;IF(INDEX([.G:.G];LOOKUP(2;1/([.O$1:.O7]=&quot;-&quot;);ROW([.O$1:.O7]))+[.$K7]-1)-[.G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SIMPLE-many_vox-single_targets</text:p>
          </table:table-cell>
          <table:table-cell office:value-type="float" office:value="69.9" calcext:value-type="float">
            <text:p>69.9</text:p>
          </table:table-cell>
          <table:table-cell office:value-type="float" office:value="63.1" calcext:value-type="float">
            <text:p>63.1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3.4" calcext:value-type="float">
            <text:p>63.4</text:p>
          </table:table-cell>
          <table:table-cell office:value-type="float" office:value="57.8" calcext:value-type="float">
            <text:p>57.8</text:p>
          </table:table-cell>
          <table:table-cell office:value-type="float" office:value="64.8" calcext:value-type="float">
            <text:p>64.8</text:p>
          </table:table-cell>
          <table:table-cell office:value-type="float" office:value="62.1" calcext:value-type="float">
            <text:p>62.1</text:p>
          </table:table-cell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table:style-name="ce39" table:formula="of:=IF(INDEX([.E:.E];LOOKUP(2;1/([.L$1:.L8]=&quot;-&quot;);ROW([.L$1:.L8]))+[.$K8]-1)-[.E8]&lt;-[$settings.$B$3];&quot;🡑&quot;;IF(INDEX([.E:.E];LOOKUP(2;1/([.L$1:.L8]=&quot;-&quot;);ROW([.L$1:.L8]))+[.$K8]-1)-[.E8]&lt;0;&quot;🡕&quot;;IF(INDEX([.E:.E];LOOKUP(2;1/([.L$1:.L8]=&quot;-&quot;);ROW([.L$1:.L8]))+[.$K8]-1)-[.E8]&gt;[$settings.$B$3];&quot;🡓&quot;;&quot;🡖&quot;)))" office:value-type="string" office:string-value="🡑" calcext:value-type="string">
            <text:p>🡑</text:p>
          </table:table-cell>
          <table:table-cell table:style-name="ce39" table:formula="of:=IF(INDEX([.F:.F];LOOKUP(2;1/([.M$1:.M8]=&quot;-&quot;);ROW([.M$1:.M8]))+[.$K8]-1)-[.F8]&lt;-[$settings.$B$3];&quot;🡑&quot;;IF(INDEX([.F:.F];LOOKUP(2;1/([.M$1:.M8]=&quot;-&quot;);ROW([.M$1:.M8]))+[.$K8]-1)-[.F8]&lt;0;&quot;🡕&quot;;IF(INDEX([.F:.F];LOOKUP(2;1/([.M$1:.M8]=&quot;-&quot;);ROW([.M$1:.M8]))+[.$K8]-1)-[.F8]&gt;[$settings.$B$3];&quot;🡓&quot;;&quot;🡖&quot;)))" office:value-type="string" office:string-value="🡑" calcext:value-type="string">
            <text:p>🡑</text:p>
          </table:table-cell>
          <table:table-cell table:style-name="ce39" table:formula="of:=IF([.E8]-[.G8]&lt;0;&quot;?&quot;;IF(  MIN((INDEX([.E:.E];LOOKUP(2;1/([.N$1:.N8]=&quot;-&quot;);ROW([.N$1:.N8]))+[.$K8]-1)-INDEX([.G:.G];LOOKUP(2;1/([.N$1:.N8]=&quot;-&quot;);ROW([.N$1:.N8]))+[.$K8]-1));0)-([.E8]-[.G8])&lt;-[$settings.$B$3];&quot;🡓&quot;;IF(   MIN((INDEX([.E:.E];LOOKUP(2;1/([.N$1:.N8]=&quot;-&quot;);ROW([.N$1:.N8]))+[.$K8]-1)-INDEX([.G:.G];LOOKUP(2;1/([.N$1:.N8]=&quot;-&quot;);ROW([.N$1:.N8]))+[.$K8]-1));0)-([.E8]-[.G8])&lt;0;&quot;🡖&quot;;IF(    MIN((INDEX([.E:.E];LOOKUP(2;1/([.N$1:.N8]=&quot;-&quot;);ROW([.N$1:.N8]))+[.$K8]-1)-INDEX([.G:.G];LOOKUP(2;1/([.N$1:.N8]=&quot;-&quot;);ROW([.N$1:.N8]))+[.$K8]-1));0)-([.E8]-[.G8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8]=&quot;-&quot;);ROW([.O$1:.O8]))+[.$K8]-1)-[.G8]&lt;-[$settings.$B$3];&quot;🡑&quot;;IF(INDEX([.G:.G];LOOKUP(2;1/([.O$1:.O8]=&quot;-&quot;);ROW([.O$1:.O8]))+[.$K8]-1)-[.G8]&lt;0;&quot;🡕&quot;;IF(INDEX([.G:.G];LOOKUP(2;1/([.O$1:.O8]=&quot;-&quot;);ROW([.O$1:.O8]))+[.$K8]-1)-[.G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SIMPLE-many_vox-single_roi</text:p>
          </table:table-cell>
          <table:table-cell office:value-type="float" office:value="69.9" calcext:value-type="float">
            <text:p>69.9</text:p>
          </table:table-cell>
          <table:table-cell office:value-type="float" office:value="63.1" calcext:value-type="float">
            <text:p>63.1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3.4" calcext:value-type="float">
            <text:p>63.4</text:p>
          </table:table-cell>
          <table:table-cell office:value-type="float" office:value="57.8" calcext:value-type="float">
            <text:p>57.8</text:p>
          </table:table-cell>
          <table:table-cell office:value-type="float" office:value="64.8" calcext:value-type="float">
            <text:p>64.8</text:p>
          </table:table-cell>
          <table:table-cell office:value-type="float" office:value="62.1" calcext:value-type="float">
            <text:p>62.1</text:p>
          </table:table-cell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table:style-name="ce39" table:formula="of:=IF(INDEX([.E:.E];LOOKUP(2;1/([.L$1:.L9]=&quot;-&quot;);ROW([.L$1:.L9]))+[.$K11]-1)-[.E9]&lt;-[$settings.$B$3];&quot;🡑&quot;;IF(INDEX([.E:.E];LOOKUP(2;1/([.L$1:.L9]=&quot;-&quot;);ROW([.L$1:.L9]))+[.$K11]-1)-[.E9]&lt;0;&quot;🡕&quot;;IF(INDEX([.E:.E];LOOKUP(2;1/([.L$1:.L9]=&quot;-&quot;);ROW([.L$1:.L9]))+[.$K11]-1)-[.E9]&gt;[$settings.$B$3];&quot;🡓&quot;;&quot;🡖&quot;)))" office:value-type="string" office:string-value="🡖" calcext:value-type="string">
            <text:p>🡖</text:p>
          </table:table-cell>
          <table:table-cell table:style-name="ce39" table:formula="of:=IF(INDEX([.F:.F];LOOKUP(2;1/([.M$1:.M9]=&quot;-&quot;);ROW([.M$1:.M9]))+[.$K11]-1)-[.F9]&lt;-[$settings.$B$3];&quot;🡑&quot;;IF(INDEX([.F:.F];LOOKUP(2;1/([.M$1:.M9]=&quot;-&quot;);ROW([.M$1:.M9]))+[.$K11]-1)-[.F9]&lt;0;&quot;🡕&quot;;IF(INDEX([.F:.F];LOOKUP(2;1/([.M$1:.M9]=&quot;-&quot;);ROW([.M$1:.M9]))+[.$K11]-1)-[.F9]&gt;[$settings.$B$3];&quot;🡓&quot;;&quot;🡖&quot;)))" office:value-type="string" office:string-value="🡖" calcext:value-type="string">
            <text:p>🡖</text:p>
          </table:table-cell>
          <table:table-cell table:style-name="ce39" table:formula="of:=IF([.E9]-[.G9]&lt;0;&quot;?&quot;;IF(  MIN((INDEX([.E:.E];LOOKUP(2;1/([.N$1:.N9]=&quot;-&quot;);ROW([.N$1:.N9]))+[.$K11]-1)-INDEX([.G:.G];LOOKUP(2;1/([.N$1:.N9]=&quot;-&quot;);ROW([.N$1:.N9]))+[.$K11]-1));0)-([.E9]-[.G9])&lt;-[$settings.$B$3];&quot;🡓&quot;;IF(   MIN((INDEX([.E:.E];LOOKUP(2;1/([.N$1:.N9]=&quot;-&quot;);ROW([.N$1:.N9]))+[.$K11]-1)-INDEX([.G:.G];LOOKUP(2;1/([.N$1:.N9]=&quot;-&quot;);ROW([.N$1:.N9]))+[.$K11]-1));0)-([.E9]-[.G9])&lt;0;&quot;🡖&quot;;IF(    MIN((INDEX([.E:.E];LOOKUP(2;1/([.N$1:.N9]=&quot;-&quot;);ROW([.N$1:.N9]))+[.$K11]-1)-INDEX([.G:.G];LOOKUP(2;1/([.N$1:.N9]=&quot;-&quot;);ROW([.N$1:.N9]))+[.$K11]-1));0)-([.E9]-[.G9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9]=&quot;-&quot;);ROW([.O$1:.O9]))+[.$K11]-1)-[.G9]&lt;-[$settings.$B$3];&quot;🡑&quot;;IF(INDEX([.G:.G];LOOKUP(2;1/([.O$1:.O9]=&quot;-&quot;);ROW([.O$1:.O9]))+[.$K11]-1)-[.G9]&lt;0;&quot;🡕&quot;;IF(INDEX([.G:.G];LOOKUP(2;1/([.O$1:.O9]=&quot;-&quot;);ROW([.O$1:.O9]))+[.$K11]-1)-[.G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SIMPLE-many_vox-single_brain</text:p>
          </table:table-cell>
          <table:table-cell office:value-type="float" office:value="69.9" calcext:value-type="float">
            <text:p>69.9</text:p>
          </table:table-cell>
          <table:table-cell office:value-type="float" office:value="63.1" calcext:value-type="float">
            <text:p>63.1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3.4" calcext:value-type="float">
            <text:p>63.4</text:p>
          </table:table-cell>
          <table:table-cell office:value-type="float" office:value="57.8" calcext:value-type="float">
            <text:p>57.8</text:p>
          </table:table-cell>
          <table:table-cell office:value-type="float" office:value="64.8" calcext:value-type="float">
            <text:p>64.8</text:p>
          </table:table-cell>
          <table:table-cell office:value-type="float" office:value="62.1" calcext:value-type="float">
            <text:p>62.1</text:p>
          </table:table-cell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table:style-name="ce39" table:formula="of:=IF(INDEX([.E:.E];LOOKUP(2;1/([.L$1:.L10]=&quot;-&quot;);ROW([.L$1:.L10]))+[.$K12]-1)-[.E10]&lt;-[$settings.$B$3];&quot;🡑&quot;;IF(INDEX([.E:.E];LOOKUP(2;1/([.L$1:.L10]=&quot;-&quot;);ROW([.L$1:.L10]))+[.$K12]-1)-[.E10]&lt;0;&quot;🡕&quot;;IF(INDEX([.E:.E];LOOKUP(2;1/([.L$1:.L10]=&quot;-&quot;);ROW([.L$1:.L10]))+[.$K12]-1)-[.E10]&gt;[$settings.$B$3];&quot;🡓&quot;;&quot;🡖&quot;)))" office:value-type="string" office:string-value="🡖" calcext:value-type="string">
            <text:p>🡖</text:p>
          </table:table-cell>
          <table:table-cell table:style-name="ce39" table:formula="of:=IF(INDEX([.F:.F];LOOKUP(2;1/([.M$1:.M10]=&quot;-&quot;);ROW([.M$1:.M10]))+[.$K12]-1)-[.F10]&lt;-[$settings.$B$3];&quot;🡑&quot;;IF(INDEX([.F:.F];LOOKUP(2;1/([.M$1:.M10]=&quot;-&quot;);ROW([.M$1:.M10]))+[.$K12]-1)-[.F10]&lt;0;&quot;🡕&quot;;IF(INDEX([.F:.F];LOOKUP(2;1/([.M$1:.M10]=&quot;-&quot;);ROW([.M$1:.M10]))+[.$K12]-1)-[.F10]&gt;[$settings.$B$3];&quot;🡓&quot;;&quot;🡖&quot;)))" office:value-type="string" office:string-value="🡖" calcext:value-type="string">
            <text:p>🡖</text:p>
          </table:table-cell>
          <table:table-cell table:style-name="ce39" table:formula="of:=IF([.E10]-[.G10]&lt;0;&quot;?&quot;;IF(  MIN((INDEX([.E:.E];LOOKUP(2;1/([.N$1:.N10]=&quot;-&quot;);ROW([.N$1:.N10]))+[.$K12]-1)-INDEX([.G:.G];LOOKUP(2;1/([.N$1:.N10]=&quot;-&quot;);ROW([.N$1:.N10]))+[.$K12]-1));0)-([.E10]-[.G10])&lt;-[$settings.$B$3];&quot;🡓&quot;;IF(   MIN((INDEX([.E:.E];LOOKUP(2;1/([.N$1:.N10]=&quot;-&quot;);ROW([.N$1:.N10]))+[.$K12]-1)-INDEX([.G:.G];LOOKUP(2;1/([.N$1:.N10]=&quot;-&quot;);ROW([.N$1:.N10]))+[.$K12]-1));0)-([.E10]-[.G10])&lt;0;&quot;🡖&quot;;IF(    MIN((INDEX([.E:.E];LOOKUP(2;1/([.N$1:.N10]=&quot;-&quot;);ROW([.N$1:.N10]))+[.$K12]-1)-INDEX([.G:.G];LOOKUP(2;1/([.N$1:.N10]=&quot;-&quot;);ROW([.N$1:.N10]))+[.$K12]-1));0)-([.E10]-[.G10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0]=&quot;-&quot;);ROW([.O$1:.O10]))+[.$K12]-1)-[.G10]&lt;-[$settings.$B$3];&quot;🡑&quot;;IF(INDEX([.G:.G];LOOKUP(2;1/([.O$1:.O10]=&quot;-&quot;);ROW([.O$1:.O10]))+[.$K12]-1)-[.G10]&lt;0;&quot;🡕&quot;;IF(INDEX([.G:.G];LOOKUP(2;1/([.O$1:.O10]=&quot;-&quot;);ROW([.O$1:.O10]))+[.$K12]-1)-[.G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SIMPLE-many_vox-CLR</text:p>
          </table:table-cell>
          <table:table-cell office:value-type="float" office:value="67.4" calcext:value-type="float">
            <text:p>67.4</text:p>
          </table:table-cell>
          <table:table-cell office:value-type="float" office:value="61.5" calcext:value-type="float">
            <text:p>61.5</text:p>
          </table:table-cell>
          <table:table-cell office:value-type="float" office:value="63.8" calcext:value-type="float">
            <text:p>63.8</text:p>
          </table:table-cell>
          <table:table-cell office:value-type="float" office:value="60.7" calcext:value-type="float">
            <text:p>60.7</text:p>
          </table:table-cell>
          <table:table-cell office:value-type="float" office:value="59.9" calcext:value-type="float">
            <text:p>59.9</text:p>
          </table:table-cell>
          <table:table-cell office:value-type="float" office:value="55.8" calcext:value-type="float">
            <text:p>55.8</text:p>
          </table:table-cell>
          <table:table-cell office:value-type="float" office:value="60.7" calcext:value-type="float">
            <text:p>60.7</text:p>
          </table:table-cell>
          <table:table-cell office:value-type="float" office:value="59" calcext:value-type="float">
            <text:p>59</text:p>
          </table:table-cell>
          <table:table-cell office:value-type="float" office:value="56.5" calcext:value-type="float">
            <text:p>56.5</text:p>
          </table:table-cell>
          <table:table-cell office:value-type="float" office:value="6" calcext:value-type="float">
            <text:p>6</text:p>
          </table:table-cell>
          <table:table-cell table:style-name="ce39" table:formula="of:=IF(INDEX([.E:.E];LOOKUP(2;1/([.L$1:.L11]=&quot;-&quot;);ROW([.L$1:.L11]))+[.$K13]-1)-[.E11]&lt;-[$settings.$B$3];&quot;🡑&quot;;IF(INDEX([.E:.E];LOOKUP(2;1/([.L$1:.L11]=&quot;-&quot;);ROW([.L$1:.L11]))+[.$K13]-1)-[.E11]&lt;0;&quot;🡕&quot;;IF(INDEX([.E:.E];LOOKUP(2;1/([.L$1:.L11]=&quot;-&quot;);ROW([.L$1:.L11]))+[.$K13]-1)-[.E11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1]=&quot;-&quot;);ROW([.M$1:.M11]))+[.$K13]-1)-[.F11]&lt;-[$settings.$B$3];&quot;🡑&quot;;IF(INDEX([.F:.F];LOOKUP(2;1/([.M$1:.M11]=&quot;-&quot;);ROW([.M$1:.M11]))+[.$K13]-1)-[.F11]&lt;0;&quot;🡕&quot;;IF(INDEX([.F:.F];LOOKUP(2;1/([.M$1:.M11]=&quot;-&quot;);ROW([.M$1:.M11]))+[.$K13]-1)-[.F11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1]-[.G11]&lt;0;&quot;?&quot;;IF(  MIN((INDEX([.E:.E];LOOKUP(2;1/([.N$1:.N11]=&quot;-&quot;);ROW([.N$1:.N11]))+[.$K13]-1)-INDEX([.G:.G];LOOKUP(2;1/([.N$1:.N11]=&quot;-&quot;);ROW([.N$1:.N11]))+[.$K13]-1));0)-([.E11]-[.G11])&lt;-[$settings.$B$3];&quot;🡓&quot;;IF(   MIN((INDEX([.E:.E];LOOKUP(2;1/([.N$1:.N11]=&quot;-&quot;);ROW([.N$1:.N11]))+[.$K13]-1)-INDEX([.G:.G];LOOKUP(2;1/([.N$1:.N11]=&quot;-&quot;);ROW([.N$1:.N11]))+[.$K13]-1));0)-([.E11]-[.G11])&lt;0;&quot;🡖&quot;;IF(    MIN((INDEX([.E:.E];LOOKUP(2;1/([.N$1:.N11]=&quot;-&quot;);ROW([.N$1:.N11]))+[.$K13]-1)-INDEX([.G:.G];LOOKUP(2;1/([.N$1:.N11]=&quot;-&quot;);ROW([.N$1:.N11]))+[.$K13]-1));0)-([.E11]-[.G11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1]=&quot;-&quot;);ROW([.O$1:.O11]))+[.$K13]-1)-[.G11]&lt;-[$settings.$B$3];&quot;🡑&quot;;IF(INDEX([.G:.G];LOOKUP(2;1/([.O$1:.O11]=&quot;-&quot;);ROW([.O$1:.O11]))+[.$K13]-1)-[.G11]&lt;0;&quot;🡕&quot;;IF(INDEX([.G:.G];LOOKUP(2;1/([.O$1:.O11]=&quot;-&quot;);ROW([.O$1:.O11]))+[.$K13]-1)-[.G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SIMPLE-many_vox-CL</text:p>
          </table:table-cell>
          <table:table-cell office:value-type="float" office:value="68.3" calcext:value-type="float">
            <text:p>68.3</text:p>
          </table:table-cell>
          <table:table-cell office:value-type="float" office:value="60.3" calcext:value-type="float">
            <text:p>60.3</text:p>
          </table:table-cell>
          <table:table-cell office:value-type="float" office:value="59.7" calcext:value-type="float">
            <text:p>59.7</text:p>
          </table:table-cell>
          <table:table-cell office:value-type="float" office:value="62.6" calcext:value-type="float">
            <text:p>62.6</text:p>
          </table:table-cell>
          <table:table-cell office:value-type="float" office:value="59.4" calcext:value-type="float">
            <text:p>59.4</text:p>
          </table:table-cell>
          <table:table-cell office:value-type="float" office:value="55.1" calcext:value-type="float">
            <text:p>55.1</text:p>
          </table:table-cell>
          <table:table-cell office:value-type="float" office:value="64.5" calcext:value-type="float">
            <text:p>64.5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12]=&quot;-&quot;);ROW([.L$1:.L12]))+[.$K14]-1)-[.E12]&lt;-[$settings.$B$3];&quot;🡑&quot;;IF(INDEX([.E:.E];LOOKUP(2;1/([.L$1:.L12]=&quot;-&quot;);ROW([.L$1:.L12]))+[.$K14]-1)-[.E12]&lt;0;&quot;🡕&quot;;IF(INDEX([.E:.E];LOOKUP(2;1/([.L$1:.L12]=&quot;-&quot;);ROW([.L$1:.L12]))+[.$K14]-1)-[.E12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2]=&quot;-&quot;);ROW([.M$1:.M12]))+[.$K14]-1)-[.F12]&lt;-[$settings.$B$3];&quot;🡑&quot;;IF(INDEX([.F:.F];LOOKUP(2;1/([.M$1:.M12]=&quot;-&quot;);ROW([.M$1:.M12]))+[.$K14]-1)-[.F12]&lt;0;&quot;🡕&quot;;IF(INDEX([.F:.F];LOOKUP(2;1/([.M$1:.M12]=&quot;-&quot;);ROW([.M$1:.M12]))+[.$K14]-1)-[.F12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2]-[.G12]&lt;0;&quot;?&quot;;IF(  MIN((INDEX([.E:.E];LOOKUP(2;1/([.N$1:.N12]=&quot;-&quot;);ROW([.N$1:.N12]))+[.$K14]-1)-INDEX([.G:.G];LOOKUP(2;1/([.N$1:.N12]=&quot;-&quot;);ROW([.N$1:.N12]))+[.$K14]-1));0)-([.E12]-[.G12])&lt;-[$settings.$B$3];&quot;🡓&quot;;IF(   MIN((INDEX([.E:.E];LOOKUP(2;1/([.N$1:.N12]=&quot;-&quot;);ROW([.N$1:.N12]))+[.$K14]-1)-INDEX([.G:.G];LOOKUP(2;1/([.N$1:.N12]=&quot;-&quot;);ROW([.N$1:.N12]))+[.$K14]-1));0)-([.E12]-[.G12])&lt;0;&quot;🡖&quot;;IF(    MIN((INDEX([.E:.E];LOOKUP(2;1/([.N$1:.N12]=&quot;-&quot;);ROW([.N$1:.N12]))+[.$K14]-1)-INDEX([.G:.G];LOOKUP(2;1/([.N$1:.N12]=&quot;-&quot;);ROW([.N$1:.N12]))+[.$K14]-1));0)-([.E12]-[.G12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2]=&quot;-&quot;);ROW([.O$1:.O12]))+[.$K14]-1)-[.G12]&lt;-[$settings.$B$3];&quot;🡑&quot;;IF(INDEX([.G:.G];LOOKUP(2;1/([.O$1:.O12]=&quot;-&quot;);ROW([.O$1:.O12]))+[.$K14]-1)-[.G12]&lt;0;&quot;🡕&quot;;IF(INDEX([.G:.G];LOOKUP(2;1/([.O$1:.O12]=&quot;-&quot;);ROW([.O$1:.O12]))+[.$K14]-1)-[.G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SIMPLE-many_vox-CR</text:p>
          </table:table-cell>
          <table:table-cell office:value-type="float" office:value="66.8" calcext:value-type="float">
            <text:p>66.8</text:p>
          </table:table-cell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office:value-type="float" office:value="62.7" calcext:value-type="float">
            <text:p>62.7</text:p>
          </table:table-cell>
          <table:table-cell office:value-type="float" office:value="63.8" calcext:value-type="float">
            <text:p>63.8</text:p>
          </table:table-cell>
          <table:table-cell office:value-type="float" office:value="60.2" calcext:value-type="float">
            <text:p>60.2</text:p>
          </table:table-cell>
          <table:table-cell office:value-type="float" office:value="62" calcext:value-type="float">
            <text:p>62</text:p>
          </table:table-cell>
          <table:table-cell office:value-type="float" office:value="61.5" calcext:value-type="float">
            <text:p>61.5</text:p>
          </table:table-cell>
          <table:table-cell office:value-type="float" office:value="59.3" calcext:value-type="float">
            <text:p>59.3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13]=&quot;-&quot;);ROW([.L$1:.L13]))+[.$K15]-1)-[.E13]&lt;-[$settings.$B$3];&quot;🡑&quot;;IF(INDEX([.E:.E];LOOKUP(2;1/([.L$1:.L13]=&quot;-&quot;);ROW([.L$1:.L13]))+[.$K15]-1)-[.E13]&lt;0;&quot;🡕&quot;;IF(INDEX([.E:.E];LOOKUP(2;1/([.L$1:.L13]=&quot;-&quot;);ROW([.L$1:.L13]))+[.$K15]-1)-[.E13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3]=&quot;-&quot;);ROW([.M$1:.M13]))+[.$K15]-1)-[.F13]&lt;-[$settings.$B$3];&quot;🡑&quot;;IF(INDEX([.F:.F];LOOKUP(2;1/([.M$1:.M13]=&quot;-&quot;);ROW([.M$1:.M13]))+[.$K15]-1)-[.F13]&lt;0;&quot;🡕&quot;;IF(INDEX([.F:.F];LOOKUP(2;1/([.M$1:.M13]=&quot;-&quot;);ROW([.M$1:.M13]))+[.$K15]-1)-[.F13]&gt;[$settings.$B$3];&quot;🡓&quot;;&quot;🡖&quot;)))" office:value-type="string" office:string-value="🡕" calcext:value-type="string">
            <text:p>🡕</text:p>
          </table:table-cell>
          <table:table-cell table:style-name="ce39" table:formula="of:=IF([.E13]-[.G13]&lt;0;&quot;?&quot;;IF(  MIN((INDEX([.E:.E];LOOKUP(2;1/([.N$1:.N13]=&quot;-&quot;);ROW([.N$1:.N13]))+[.$K15]-1)-INDEX([.G:.G];LOOKUP(2;1/([.N$1:.N13]=&quot;-&quot;);ROW([.N$1:.N13]))+[.$K15]-1));0)-([.E13]-[.G13])&lt;-[$settings.$B$3];&quot;🡓&quot;;IF(   MIN((INDEX([.E:.E];LOOKUP(2;1/([.N$1:.N13]=&quot;-&quot;);ROW([.N$1:.N13]))+[.$K15]-1)-INDEX([.G:.G];LOOKUP(2;1/([.N$1:.N13]=&quot;-&quot;);ROW([.N$1:.N13]))+[.$K15]-1));0)-([.E13]-[.G13])&lt;0;&quot;🡖&quot;;IF(    MIN((INDEX([.E:.E];LOOKUP(2;1/([.N$1:.N13]=&quot;-&quot;);ROW([.N$1:.N13]))+[.$K15]-1)-INDEX([.G:.G];LOOKUP(2;1/([.N$1:.N13]=&quot;-&quot;);ROW([.N$1:.N13]))+[.$K15]-1));0)-([.E13]-[.G13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3]=&quot;-&quot;);ROW([.O$1:.O13]))+[.$K15]-1)-[.G13]&lt;-[$settings.$B$3];&quot;🡑&quot;;IF(INDEX([.G:.G];LOOKUP(2;1/([.O$1:.O13]=&quot;-&quot;);ROW([.O$1:.O13]))+[.$K15]-1)-[.G13]&lt;0;&quot;🡕&quot;;IF(INDEX([.G:.G];LOOKUP(2;1/([.O$1:.O13]=&quot;-&quot;);ROW([.O$1:.O13]))+[.$K15]-1)-[.G13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SIMPLE-many_vox-HLR</text:p>
          </table:table-cell>
          <table:table-cell office:value-type="float" office:value="61.6" calcext:value-type="float">
            <text:p>61.6</text:p>
          </table:table-cell>
          <table:table-cell office:value-type="float" office:value="55.4" calcext:value-type="float">
            <text:p>55.4</text:p>
          </table:table-cell>
          <table:table-cell office:value-type="float" office:value="57.4" calcext:value-type="float">
            <text:p>57.4</text:p>
          </table:table-cell>
          <table:table-cell office:value-type="float" office:value="57.8" calcext:value-type="float">
            <text:p>57.8</text:p>
          </table:table-cell>
          <table:table-cell office:value-type="float" office:value="56.4" calcext:value-type="float">
            <text:p>56.4</text:p>
          </table:table-cell>
          <table:table-cell office:value-type="float" office:value="54.1" calcext:value-type="float">
            <text:p>54.1</text:p>
          </table:table-cell>
          <table:table-cell office:value-type="float" office:value="57.9" calcext:value-type="float">
            <text:p>57.9</text:p>
          </table:table-cell>
          <table:table-cell office:value-type="float" office:value="56" calcext:value-type="float">
            <text:p>56</text:p>
          </table:table-cell>
          <table:table-cell office:value-type="float" office:value="54.2" calcext:value-type="float">
            <text:p>54.2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14]=&quot;-&quot;);ROW([.L$1:.L14]))+[.$K16]-1)-[.E14]&lt;-[$settings.$B$3];&quot;🡑&quot;;IF(INDEX([.E:.E];LOOKUP(2;1/([.L$1:.L14]=&quot;-&quot;);ROW([.L$1:.L14]))+[.$K16]-1)-[.E14]&lt;0;&quot;🡕&quot;;IF(INDEX([.E:.E];LOOKUP(2;1/([.L$1:.L14]=&quot;-&quot;);ROW([.L$1:.L14]))+[.$K16]-1)-[.E14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4]=&quot;-&quot;);ROW([.M$1:.M14]))+[.$K16]-1)-[.F14]&lt;-[$settings.$B$3];&quot;🡑&quot;;IF(INDEX([.F:.F];LOOKUP(2;1/([.M$1:.M14]=&quot;-&quot;);ROW([.M$1:.M14]))+[.$K16]-1)-[.F14]&lt;0;&quot;🡕&quot;;IF(INDEX([.F:.F];LOOKUP(2;1/([.M$1:.M14]=&quot;-&quot;);ROW([.M$1:.M14]))+[.$K16]-1)-[.F14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4]-[.G14]&lt;0;&quot;?&quot;;IF(  MIN((INDEX([.E:.E];LOOKUP(2;1/([.N$1:.N14]=&quot;-&quot;);ROW([.N$1:.N14]))+[.$K16]-1)-INDEX([.G:.G];LOOKUP(2;1/([.N$1:.N14]=&quot;-&quot;);ROW([.N$1:.N14]))+[.$K16]-1));0)-([.E14]-[.G14])&lt;-[$settings.$B$3];&quot;🡓&quot;;IF(   MIN((INDEX([.E:.E];LOOKUP(2;1/([.N$1:.N14]=&quot;-&quot;);ROW([.N$1:.N14]))+[.$K16]-1)-INDEX([.G:.G];LOOKUP(2;1/([.N$1:.N14]=&quot;-&quot;);ROW([.N$1:.N14]))+[.$K16]-1));0)-([.E14]-[.G14])&lt;0;&quot;🡖&quot;;IF(    MIN((INDEX([.E:.E];LOOKUP(2;1/([.N$1:.N14]=&quot;-&quot;);ROW([.N$1:.N14]))+[.$K16]-1)-INDEX([.G:.G];LOOKUP(2;1/([.N$1:.N14]=&quot;-&quot;);ROW([.N$1:.N14]))+[.$K16]-1));0)-([.E14]-[.G14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4]=&quot;-&quot;);ROW([.O$1:.O14]))+[.$K16]-1)-[.G14]&lt;-[$settings.$B$3];&quot;🡑&quot;;IF(INDEX([.G:.G];LOOKUP(2;1/([.O$1:.O14]=&quot;-&quot;);ROW([.O$1:.O14]))+[.$K16]-1)-[.G14]&lt;0;&quot;🡕&quot;;IF(INDEX([.G:.G];LOOKUP(2;1/([.O$1:.O14]=&quot;-&quot;);ROW([.O$1:.O14]))+[.$K16]-1)-[.G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SIMPLE-many_vox-HL</text:p>
          </table:table-cell>
          <table:table-cell office:value-type="float" office:value="60.4" calcext:value-type="float">
            <text:p>60.4</text:p>
          </table:table-cell>
          <table:table-cell office:value-type="float" office:value="54.2" calcext:value-type="float">
            <text:p>54.2</text:p>
          </table:table-cell>
          <table:table-cell office:value-type="float" office:value="52.5" calcext:value-type="float">
            <text:p>52.5</text:p>
          </table:table-cell>
          <table:table-cell office:value-type="float" office:value="55.5" calcext:value-type="float">
            <text:p>55.5</text:p>
          </table:table-cell>
          <table:table-cell office:value-type="float" office:value="52.7" calcext:value-type="float">
            <text:p>52.7</text:p>
          </table:table-cell>
          <table:table-cell office:value-type="float" office:value="52.6" calcext:value-type="float">
            <text:p>52.6</text:p>
          </table:table-cell>
          <table:table-cell office:value-type="float" office:value="57.2" calcext:value-type="float">
            <text:p>57.2</text:p>
          </table:table-cell>
          <table:table-cell office:value-type="float" office:value="54.2" calcext:value-type="float">
            <text:p>54.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15]=&quot;-&quot;);ROW([.L$1:.L15]))+[.$K17]-1)-[.E15]&lt;-[$settings.$B$3];&quot;🡑&quot;;IF(INDEX([.E:.E];LOOKUP(2;1/([.L$1:.L15]=&quot;-&quot;);ROW([.L$1:.L15]))+[.$K17]-1)-[.E15]&lt;0;&quot;🡕&quot;;IF(INDEX([.E:.E];LOOKUP(2;1/([.L$1:.L15]=&quot;-&quot;);ROW([.L$1:.L15]))+[.$K17]-1)-[.E15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5]=&quot;-&quot;);ROW([.M$1:.M15]))+[.$K17]-1)-[.F15]&lt;-[$settings.$B$3];&quot;🡑&quot;;IF(INDEX([.F:.F];LOOKUP(2;1/([.M$1:.M15]=&quot;-&quot;);ROW([.M$1:.M15]))+[.$K17]-1)-[.F15]&lt;0;&quot;🡕&quot;;IF(INDEX([.F:.F];LOOKUP(2;1/([.M$1:.M15]=&quot;-&quot;);ROW([.M$1:.M15]))+[.$K17]-1)-[.F15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5]-[.G15]&lt;0;&quot;?&quot;;IF(  MIN((INDEX([.E:.E];LOOKUP(2;1/([.N$1:.N15]=&quot;-&quot;);ROW([.N$1:.N15]))+[.$K17]-1)-INDEX([.G:.G];LOOKUP(2;1/([.N$1:.N15]=&quot;-&quot;);ROW([.N$1:.N15]))+[.$K17]-1));0)-([.E15]-[.G15])&lt;-[$settings.$B$3];&quot;🡓&quot;;IF(   MIN((INDEX([.E:.E];LOOKUP(2;1/([.N$1:.N15]=&quot;-&quot;);ROW([.N$1:.N15]))+[.$K17]-1)-INDEX([.G:.G];LOOKUP(2;1/([.N$1:.N15]=&quot;-&quot;);ROW([.N$1:.N15]))+[.$K17]-1));0)-([.E15]-[.G15])&lt;0;&quot;🡖&quot;;IF(    MIN((INDEX([.E:.E];LOOKUP(2;1/([.N$1:.N15]=&quot;-&quot;);ROW([.N$1:.N15]))+[.$K17]-1)-INDEX([.G:.G];LOOKUP(2;1/([.N$1:.N15]=&quot;-&quot;);ROW([.N$1:.N15]))+[.$K17]-1));0)-([.E15]-[.G15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5]=&quot;-&quot;);ROW([.O$1:.O15]))+[.$K17]-1)-[.G15]&lt;-[$settings.$B$3];&quot;🡑&quot;;IF(INDEX([.G:.G];LOOKUP(2;1/([.O$1:.O15]=&quot;-&quot;);ROW([.O$1:.O15]))+[.$K17]-1)-[.G15]&lt;0;&quot;🡕&quot;;IF(INDEX([.G:.G];LOOKUP(2;1/([.O$1:.O15]=&quot;-&quot;);ROW([.O$1:.O15]))+[.$K17]-1)-[.G1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SIMPLE-many_vox-HR</text:p>
          </table:table-cell>
          <table:table-cell office:value-type="float" office:value="61.5" calcext:value-type="float">
            <text:p>61.5</text:p>
          </table:table-cell>
          <table:table-cell office:value-type="float" office:value="56.3" calcext:value-type="float">
            <text:p>56.3</text:p>
          </table:table-cell>
          <table:table-cell office:value-type="float" office:value="57.3" calcext:value-type="float">
            <text:p>57.3</text:p>
          </table:table-cell>
          <table:table-cell office:value-type="float" office:value="56.9" calcext:value-type="float">
            <text:p>56.9</text:p>
          </table:table-cell>
          <table:table-cell office:value-type="float" office:value="56" calcext:value-type="float">
            <text:p>56</text:p>
          </table:table-cell>
          <table:table-cell office:value-type="float" office:value="52.3" calcext:value-type="float">
            <text:p>52.3</text:p>
          </table:table-cell>
          <table:table-cell office:value-type="float" office:value="56" calcext:value-type="float">
            <text:p>56</text:p>
          </table:table-cell>
          <table:table-cell office:value-type="float" office:value="53.7" calcext:value-type="float">
            <text:p>53.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16]=&quot;-&quot;);ROW([.L$1:.L16]))+[.$K18]-1)-[.E16]&lt;-[$settings.$B$3];&quot;🡑&quot;;IF(INDEX([.E:.E];LOOKUP(2;1/([.L$1:.L16]=&quot;-&quot;);ROW([.L$1:.L16]))+[.$K18]-1)-[.E16]&lt;0;&quot;🡕&quot;;IF(INDEX([.E:.E];LOOKUP(2;1/([.L$1:.L16]=&quot;-&quot;);ROW([.L$1:.L16]))+[.$K18]-1)-[.E16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6]=&quot;-&quot;);ROW([.M$1:.M16]))+[.$K18]-1)-[.F16]&lt;-[$settings.$B$3];&quot;🡑&quot;;IF(INDEX([.F:.F];LOOKUP(2;1/([.M$1:.M16]=&quot;-&quot;);ROW([.M$1:.M16]))+[.$K18]-1)-[.F16]&lt;0;&quot;🡕&quot;;IF(INDEX([.F:.F];LOOKUP(2;1/([.M$1:.M16]=&quot;-&quot;);ROW([.M$1:.M16]))+[.$K18]-1)-[.F16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6]-[.G16]&lt;0;&quot;?&quot;;IF(  MIN((INDEX([.E:.E];LOOKUP(2;1/([.N$1:.N16]=&quot;-&quot;);ROW([.N$1:.N16]))+[.$K18]-1)-INDEX([.G:.G];LOOKUP(2;1/([.N$1:.N16]=&quot;-&quot;);ROW([.N$1:.N16]))+[.$K18]-1));0)-([.E16]-[.G16])&lt;-[$settings.$B$3];&quot;🡓&quot;;IF(   MIN((INDEX([.E:.E];LOOKUP(2;1/([.N$1:.N16]=&quot;-&quot;);ROW([.N$1:.N16]))+[.$K18]-1)-INDEX([.G:.G];LOOKUP(2;1/([.N$1:.N16]=&quot;-&quot;);ROW([.N$1:.N16]))+[.$K18]-1));0)-([.E16]-[.G16])&lt;0;&quot;🡖&quot;;IF(    MIN((INDEX([.E:.E];LOOKUP(2;1/([.N$1:.N16]=&quot;-&quot;);ROW([.N$1:.N16]))+[.$K18]-1)-INDEX([.G:.G];LOOKUP(2;1/([.N$1:.N16]=&quot;-&quot;);ROW([.N$1:.N16]))+[.$K18]-1));0)-([.E16]-[.G16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6]=&quot;-&quot;);ROW([.O$1:.O16]))+[.$K18]-1)-[.G16]&lt;-[$settings.$B$3];&quot;🡑&quot;;IF(INDEX([.G:.G];LOOKUP(2;1/([.O$1:.O16]=&quot;-&quot;);ROW([.O$1:.O16]))+[.$K18]-1)-[.G16]&lt;0;&quot;🡕&quot;;IF(INDEX([.G:.G];LOOKUP(2;1/([.O$1:.O16]=&quot;-&quot;);ROW([.O$1:.O16]))+[.$K18]-1)-[.G16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SIMPLE-many_vox-HLR-clinical_CAP</text:p>
          </table:table-cell>
          <table:table-cell office:value-type="float" office:value="65.2" calcext:value-type="float">
            <text:p>65.2</text:p>
          </table:table-cell>
          <table:table-cell office:value-type="float" office:value="55.7" calcext:value-type="float">
            <text:p>55.7</text:p>
          </table:table-cell>
          <table:table-cell office:value-type="float" office:value="54.5" calcext:value-type="float">
            <text:p>54.5</text:p>
          </table:table-cell>
          <table:table-cell office:value-type="float" office:value="61" calcext:value-type="float">
            <text:p>61</text:p>
          </table:table-cell>
          <table:table-cell office:value-type="float" office:value="54.2" calcext:value-type="float">
            <text:p>54.2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style-name="ce39" table:formula="of:=IF(INDEX([.E:.E];LOOKUP(2;1/([.L$1:.L17]=&quot;-&quot;);ROW([.L$1:.L17]))+[.$K19]-1)-[.E17]&lt;-[$settings.$B$3];&quot;🡑&quot;;IF(INDEX([.E:.E];LOOKUP(2;1/([.L$1:.L17]=&quot;-&quot;);ROW([.L$1:.L17]))+[.$K19]-1)-[.E17]&lt;0;&quot;🡕&quot;;IF(INDEX([.E:.E];LOOKUP(2;1/([.L$1:.L17]=&quot;-&quot;);ROW([.L$1:.L17]))+[.$K19]-1)-[.E17]&gt;[$settings.$B$3];&quot;🡓&quot;;&quot;🡖&quot;)))" office:value-type="string" office:string-value="🡖" calcext:value-type="string">
            <text:p>🡖</text:p>
          </table:table-cell>
          <table:table-cell table:style-name="ce39" table:formula="of:=IF(INDEX([.F:.F];LOOKUP(2;1/([.M$1:.M17]=&quot;-&quot;);ROW([.M$1:.M17]))+[.$K19]-1)-[.F17]&lt;-[$settings.$B$3];&quot;🡑&quot;;IF(INDEX([.F:.F];LOOKUP(2;1/([.M$1:.M17]=&quot;-&quot;);ROW([.M$1:.M17]))+[.$K19]-1)-[.F17]&lt;0;&quot;🡕&quot;;IF(INDEX([.F:.F];LOOKUP(2;1/([.M$1:.M17]=&quot;-&quot;);ROW([.M$1:.M17]))+[.$K19]-1)-[.F17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7]-[.G17]&lt;0;&quot;?&quot;;IF(  MIN((INDEX([.E:.E];LOOKUP(2;1/([.N$1:.N17]=&quot;-&quot;);ROW([.N$1:.N17]))+[.$K19]-1)-INDEX([.G:.G];LOOKUP(2;1/([.N$1:.N17]=&quot;-&quot;);ROW([.N$1:.N17]))+[.$K19]-1));0)-([.E17]-[.G17])&lt;-[$settings.$B$3];&quot;🡓&quot;;IF(   MIN((INDEX([.E:.E];LOOKUP(2;1/([.N$1:.N17]=&quot;-&quot;);ROW([.N$1:.N17]))+[.$K19]-1)-INDEX([.G:.G];LOOKUP(2;1/([.N$1:.N17]=&quot;-&quot;);ROW([.N$1:.N17]))+[.$K19]-1));0)-([.E17]-[.G17])&lt;0;&quot;🡖&quot;;IF(    MIN((INDEX([.E:.E];LOOKUP(2;1/([.N$1:.N17]=&quot;-&quot;);ROW([.N$1:.N17]))+[.$K19]-1)-INDEX([.G:.G];LOOKUP(2;1/([.N$1:.N17]=&quot;-&quot;);ROW([.N$1:.N17]))+[.$K19]-1));0)-([.E17]-[.G17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7]=&quot;-&quot;);ROW([.O$1:.O17]))+[.$K19]-1)-[.G17]&lt;-[$settings.$B$3];&quot;🡑&quot;;IF(INDEX([.G:.G];LOOKUP(2;1/([.O$1:.O17]=&quot;-&quot;);ROW([.O$1:.O17]))+[.$K19]-1)-[.G17]&lt;0;&quot;🡕&quot;;IF(INDEX([.G:.G];LOOKUP(2;1/([.O$1:.O17]=&quot;-&quot;);ROW([.O$1:.O17]))+[.$K19]-1)-[.G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SIMPLE-many_vox-HLR-clinical_UHDRS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.5" calcext:value-type="float">
            <text:p>57.5</text:p>
          </table:table-cell>
          <table:table-cell office:value-type="float" office:value="58.8" calcext:value-type="float">
            <text:p>58.8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9.8" calcext:value-type="float">
            <text:p>59.8</text:p>
          </table:table-cell>
          <table:table-cell office:value-type="float" office:value="10" calcext:value-type="float">
            <text:p>10</text:p>
          </table:table-cell>
          <table:table-cell table:style-name="ce39" table:formula="of:=IF(INDEX([.E:.E];LOOKUP(2;1/([.L$1:.L18]=&quot;-&quot;);ROW([.L$1:.L18]))+[.$K20]-1)-[.E18]&lt;-[$settings.$B$3];&quot;🡑&quot;;IF(INDEX([.E:.E];LOOKUP(2;1/([.L$1:.L18]=&quot;-&quot;);ROW([.L$1:.L18]))+[.$K20]-1)-[.E18]&lt;0;&quot;🡕&quot;;IF(INDEX([.E:.E];LOOKUP(2;1/([.L$1:.L18]=&quot;-&quot;);ROW([.L$1:.L18]))+[.$K20]-1)-[.E18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8]=&quot;-&quot;);ROW([.M$1:.M18]))+[.$K20]-1)-[.F18]&lt;-[$settings.$B$3];&quot;🡑&quot;;IF(INDEX([.F:.F];LOOKUP(2;1/([.M$1:.M18]=&quot;-&quot;);ROW([.M$1:.M18]))+[.$K20]-1)-[.F18]&lt;0;&quot;🡕&quot;;IF(INDEX([.F:.F];LOOKUP(2;1/([.M$1:.M18]=&quot;-&quot;);ROW([.M$1:.M18]))+[.$K20]-1)-[.F18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8]-[.G18]&lt;0;&quot;?&quot;;IF(  MIN((INDEX([.E:.E];LOOKUP(2;1/([.N$1:.N18]=&quot;-&quot;);ROW([.N$1:.N18]))+[.$K20]-1)-INDEX([.G:.G];LOOKUP(2;1/([.N$1:.N18]=&quot;-&quot;);ROW([.N$1:.N18]))+[.$K20]-1));0)-([.E18]-[.G18])&lt;-[$settings.$B$3];&quot;🡓&quot;;IF(   MIN((INDEX([.E:.E];LOOKUP(2;1/([.N$1:.N18]=&quot;-&quot;);ROW([.N$1:.N18]))+[.$K20]-1)-INDEX([.G:.G];LOOKUP(2;1/([.N$1:.N18]=&quot;-&quot;);ROW([.N$1:.N18]))+[.$K20]-1));0)-([.E18]-[.G18])&lt;0;&quot;🡖&quot;;IF(    MIN((INDEX([.E:.E];LOOKUP(2;1/([.N$1:.N18]=&quot;-&quot;);ROW([.N$1:.N18]))+[.$K20]-1)-INDEX([.G:.G];LOOKUP(2;1/([.N$1:.N18]=&quot;-&quot;);ROW([.N$1:.N18]))+[.$K20]-1));0)-([.E18]-[.G18])&gt;[$settings.$B$3];&quot;🡑&quot;;&quot;🡕&quot;   )  ) ))" office:value-type="string" office:string-value="?" calcext:value-type="string">
            <text:p>?</text:p>
          </table:table-cell>
          <table:table-cell table:style-name="ce39" table:formula="of:=IF(INDEX([.G:.G];LOOKUP(2;1/([.O$1:.O18]=&quot;-&quot;);ROW([.O$1:.O18]))+[.$K20]-1)-[.G18]&lt;-[$settings.$B$3];&quot;🡑&quot;;IF(INDEX([.G:.G];LOOKUP(2;1/([.O$1:.O18]=&quot;-&quot;);ROW([.O$1:.O18]))+[.$K20]-1)-[.G18]&lt;0;&quot;🡕&quot;;IF(INDEX([.G:.G];LOOKUP(2;1/([.O$1:.O18]=&quot;-&quot;);ROW([.O$1:.O18]))+[.$K20]-1)-[.G1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SIMPLE-many_vox-HLR-clinical_all</text:p>
          </table:table-cell>
          <table:table-cell office:value-type="float" office:value="56.1" calcext:value-type="float">
            <text:p>56.1</text:p>
          </table:table-cell>
          <table:table-cell office:value-type="float" office:value="46.5" calcext:value-type="float">
            <text:p>46.5</text:p>
          </table:table-cell>
          <table:table-cell office:value-type="float" office:value="44.2" calcext:value-type="float">
            <text:p>44.2</text:p>
          </table:table-cell>
          <table:table-cell office:value-type="float" office:value="55.3" calcext:value-type="float">
            <text:p>55.3</text:p>
          </table:table-cell>
          <table:table-cell office:value-type="float" office:value="49.9" calcext:value-type="float">
            <text:p>49.9</text:p>
          </table:table-cell>
          <table:table-cell office:value-type="float" office:value="48.3" calcext:value-type="float">
            <text:p>48.3</text:p>
          </table:table-cell>
          <table:table-cell office:value-type="float" office:value="55.4" calcext:value-type="float">
            <text:p>55.4</text:p>
          </table:table-cell>
          <table:table-cell office:value-type="float" office:value="50.7" calcext:value-type="float">
            <text:p>50.7</text:p>
          </table:table-cell>
          <table:table-cell office:value-type="float" office:value="48.2" calcext:value-type="float">
            <text:p>48.2</text:p>
          </table:table-cell>
          <table:table-cell office:value-type="float" office:value="10" calcext:value-type="float">
            <text:p>10</text:p>
          </table:table-cell>
          <table:table-cell table:style-name="ce39" table:formula="of:=IF(INDEX([.E:.E];LOOKUP(2;1/([.L$1:.L19]=&quot;-&quot;);ROW([.L$1:.L19]))+[.$K21]-1)-[.E19]&lt;-[$settings.$B$3];&quot;🡑&quot;;IF(INDEX([.E:.E];LOOKUP(2;1/([.L$1:.L19]=&quot;-&quot;);ROW([.L$1:.L19]))+[.$K21]-1)-[.E19]&lt;0;&quot;🡕&quot;;IF(INDEX([.E:.E];LOOKUP(2;1/([.L$1:.L19]=&quot;-&quot;);ROW([.L$1:.L19]))+[.$K21]-1)-[.E19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19]=&quot;-&quot;);ROW([.M$1:.M19]))+[.$K21]-1)-[.F19]&lt;-[$settings.$B$3];&quot;🡑&quot;;IF(INDEX([.F:.F];LOOKUP(2;1/([.M$1:.M19]=&quot;-&quot;);ROW([.M$1:.M19]))+[.$K21]-1)-[.F19]&lt;0;&quot;🡕&quot;;IF(INDEX([.F:.F];LOOKUP(2;1/([.M$1:.M19]=&quot;-&quot;);ROW([.M$1:.M19]))+[.$K21]-1)-[.F19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19]-[.G19]&lt;0;&quot;?&quot;;IF(  MIN((INDEX([.E:.E];LOOKUP(2;1/([.N$1:.N19]=&quot;-&quot;);ROW([.N$1:.N19]))+[.$K21]-1)-INDEX([.G:.G];LOOKUP(2;1/([.N$1:.N19]=&quot;-&quot;);ROW([.N$1:.N19]))+[.$K21]-1));0)-([.E19]-[.G19])&lt;-[$settings.$B$3];&quot;🡓&quot;;IF(   MIN((INDEX([.E:.E];LOOKUP(2;1/([.N$1:.N19]=&quot;-&quot;);ROW([.N$1:.N19]))+[.$K21]-1)-INDEX([.G:.G];LOOKUP(2;1/([.N$1:.N19]=&quot;-&quot;);ROW([.N$1:.N19]))+[.$K21]-1));0)-([.E19]-[.G19])&lt;0;&quot;🡖&quot;;IF(    MIN((INDEX([.E:.E];LOOKUP(2;1/([.N$1:.N19]=&quot;-&quot;);ROW([.N$1:.N19]))+[.$K21]-1)-INDEX([.G:.G];LOOKUP(2;1/([.N$1:.N19]=&quot;-&quot;);ROW([.N$1:.N19]))+[.$K21]-1));0)-([.E19]-[.G19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19]=&quot;-&quot;);ROW([.O$1:.O19]))+[.$K21]-1)-[.G19]&lt;-[$settings.$B$3];&quot;🡑&quot;;IF(INDEX([.G:.G];LOOKUP(2;1/([.O$1:.O19]=&quot;-&quot;);ROW([.O$1:.O19]))+[.$K21]-1)-[.G19]&lt;0;&quot;🡕&quot;;IF(INDEX([.G:.G];LOOKUP(2;1/([.O$1:.O19]=&quot;-&quot;);ROW([.O$1:.O19]))+[.$K21]-1)-[.G19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SIMPLE-many_vox-CHLR</text:p>
          </table:table-cell>
          <table:table-cell office:value-type="float" office:value="63.7" calcext:value-type="float">
            <text:p>63.7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9.1" calcext:value-type="float">
            <text:p>59.1</text:p>
          </table:table-cell>
          <table:table-cell office:value-type="float" office:value="60" calcext:value-type="float">
            <text:p>60</text:p>
          </table:table-cell>
          <table:table-cell office:value-type="float" office:value="56.2" calcext:value-type="float">
            <text:p>56.2</text:p>
          </table:table-cell>
          <table:table-cell office:value-type="float" office:value="59.4" calcext:value-type="float">
            <text:p>59.4</text:p>
          </table:table-cell>
          <table:table-cell office:value-type="float" office:value="59.7" calcext:value-type="float">
            <text:p>59.7</text:p>
          </table:table-cell>
          <table:table-cell office:value-type="float" office:value="57.4" calcext:value-type="float">
            <text:p>57.4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0]=&quot;-&quot;);ROW([.L$1:.L20]))+[.$K22]-1)-[.E20]&lt;-[$settings.$B$3];&quot;🡑&quot;;IF(INDEX([.E:.E];LOOKUP(2;1/([.L$1:.L20]=&quot;-&quot;);ROW([.L$1:.L20]))+[.$K22]-1)-[.E20]&lt;0;&quot;🡕&quot;;IF(INDEX([.E:.E];LOOKUP(2;1/([.L$1:.L20]=&quot;-&quot;);ROW([.L$1:.L20]))+[.$K22]-1)-[.E20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0]=&quot;-&quot;);ROW([.M$1:.M20]))+[.$K22]-1)-[.F20]&lt;-[$settings.$B$3];&quot;🡑&quot;;IF(INDEX([.F:.F];LOOKUP(2;1/([.M$1:.M20]=&quot;-&quot;);ROW([.M$1:.M20]))+[.$K22]-1)-[.F20]&lt;0;&quot;🡕&quot;;IF(INDEX([.F:.F];LOOKUP(2;1/([.M$1:.M20]=&quot;-&quot;);ROW([.M$1:.M20]))+[.$K22]-1)-[.F20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20]-[.G20]&lt;0;&quot;?&quot;;IF(  MIN((INDEX([.E:.E];LOOKUP(2;1/([.N$1:.N20]=&quot;-&quot;);ROW([.N$1:.N20]))+[.$K22]-1)-INDEX([.G:.G];LOOKUP(2;1/([.N$1:.N20]=&quot;-&quot;);ROW([.N$1:.N20]))+[.$K22]-1));0)-([.E20]-[.G20])&lt;-[$settings.$B$3];&quot;🡓&quot;;IF(   MIN((INDEX([.E:.E];LOOKUP(2;1/([.N$1:.N20]=&quot;-&quot;);ROW([.N$1:.N20]))+[.$K22]-1)-INDEX([.G:.G];LOOKUP(2;1/([.N$1:.N20]=&quot;-&quot;);ROW([.N$1:.N20]))+[.$K22]-1));0)-([.E20]-[.G20])&lt;0;&quot;🡖&quot;;IF(    MIN((INDEX([.E:.E];LOOKUP(2;1/([.N$1:.N20]=&quot;-&quot;);ROW([.N$1:.N20]))+[.$K22]-1)-INDEX([.G:.G];LOOKUP(2;1/([.N$1:.N20]=&quot;-&quot;);ROW([.N$1:.N20]))+[.$K22]-1));0)-([.E20]-[.G20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0]=&quot;-&quot;);ROW([.O$1:.O20]))+[.$K22]-1)-[.G20]&lt;-[$settings.$B$3];&quot;🡑&quot;;IF(INDEX([.G:.G];LOOKUP(2;1/([.O$1:.O20]=&quot;-&quot;);ROW([.O$1:.O20]))+[.$K22]-1)-[.G20]&lt;0;&quot;🡕&quot;;IF(INDEX([.G:.G];LOOKUP(2;1/([.O$1:.O20]=&quot;-&quot;);ROW([.O$1:.O20]))+[.$K22]-1)-[.G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SIMPLE-many_vox-CHL</text:p>
          </table:table-cell>
          <table:table-cell office:value-type="float" office:value="65.4" calcext:value-type="float">
            <text:p>65.4</text:p>
          </table:table-cell>
          <table:table-cell office:value-type="float" office:value="61.1" calcext:value-type="float">
            <text:p>61.1</text:p>
          </table:table-cell>
          <table:table-cell office:value-type="float" office:value="59.8" calcext:value-type="float">
            <text:p>59.8</text:p>
          </table:table-cell>
          <table:table-cell office:value-type="float" office:value="61.2" calcext:value-type="float">
            <text:p>61.2</text:p>
          </table:table-cell>
          <table:table-cell office:value-type="float" office:value="60" calcext:value-type="float">
            <text:p>60</text:p>
          </table:table-cell>
          <table:table-cell office:value-type="float" office:value="57.3" calcext:value-type="float">
            <text:p>57.3</text:p>
          </table:table-cell>
          <table:table-cell office:value-type="float" office:value="63.1" calcext:value-type="float">
            <text:p>63.1</text:p>
          </table:table-cell>
          <table:table-cell office:value-type="float" office:value="61.6" calcext:value-type="float">
            <text:p>61.6</text:p>
          </table:table-cell>
          <table:table-cell office:value-type="float" office:value="60.7" calcext:value-type="float">
            <text:p>60.7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1]=&quot;-&quot;);ROW([.L$1:.L21]))+[.$K23]-1)-[.E21]&lt;-[$settings.$B$3];&quot;🡑&quot;;IF(INDEX([.E:.E];LOOKUP(2;1/([.L$1:.L21]=&quot;-&quot;);ROW([.L$1:.L21]))+[.$K23]-1)-[.E21]&lt;0;&quot;🡕&quot;;IF(INDEX([.E:.E];LOOKUP(2;1/([.L$1:.L21]=&quot;-&quot;);ROW([.L$1:.L21]))+[.$K23]-1)-[.E21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1]=&quot;-&quot;);ROW([.M$1:.M21]))+[.$K23]-1)-[.F21]&lt;-[$settings.$B$3];&quot;🡑&quot;;IF(INDEX([.F:.F];LOOKUP(2;1/([.M$1:.M21]=&quot;-&quot;);ROW([.M$1:.M21]))+[.$K23]-1)-[.F21]&lt;0;&quot;🡕&quot;;IF(INDEX([.F:.F];LOOKUP(2;1/([.M$1:.M21]=&quot;-&quot;);ROW([.M$1:.M21]))+[.$K23]-1)-[.F21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21]-[.G21]&lt;0;&quot;?&quot;;IF(  MIN((INDEX([.E:.E];LOOKUP(2;1/([.N$1:.N21]=&quot;-&quot;);ROW([.N$1:.N21]))+[.$K23]-1)-INDEX([.G:.G];LOOKUP(2;1/([.N$1:.N21]=&quot;-&quot;);ROW([.N$1:.N21]))+[.$K23]-1));0)-([.E21]-[.G21])&lt;-[$settings.$B$3];&quot;🡓&quot;;IF(   MIN((INDEX([.E:.E];LOOKUP(2;1/([.N$1:.N21]=&quot;-&quot;);ROW([.N$1:.N21]))+[.$K23]-1)-INDEX([.G:.G];LOOKUP(2;1/([.N$1:.N21]=&quot;-&quot;);ROW([.N$1:.N21]))+[.$K23]-1));0)-([.E21]-[.G21])&lt;0;&quot;🡖&quot;;IF(    MIN((INDEX([.E:.E];LOOKUP(2;1/([.N$1:.N21]=&quot;-&quot;);ROW([.N$1:.N21]))+[.$K23]-1)-INDEX([.G:.G];LOOKUP(2;1/([.N$1:.N21]=&quot;-&quot;);ROW([.N$1:.N21]))+[.$K23]-1));0)-([.E21]-[.G21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1]=&quot;-&quot;);ROW([.O$1:.O21]))+[.$K23]-1)-[.G21]&lt;-[$settings.$B$3];&quot;🡑&quot;;IF(INDEX([.G:.G];LOOKUP(2;1/([.O$1:.O21]=&quot;-&quot;);ROW([.O$1:.O21]))+[.$K23]-1)-[.G21]&lt;0;&quot;🡕&quot;;IF(INDEX([.G:.G];LOOKUP(2;1/([.O$1:.O21]=&quot;-&quot;);ROW([.O$1:.O21]))+[.$K23]-1)-[.G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SIMPLE-many_vox-CHR</text:p>
          </table:table-cell>
          <table:table-cell office:value-type="float" office:value="65.5" calcext:value-type="float">
            <text:p>65.5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59.5" calcext:value-type="float">
            <text:p>59.5</text:p>
          </table:table-cell>
          <table:table-cell office:value-type="float" office:value="60.2" calcext:value-type="float">
            <text:p>60.2</text:p>
          </table:table-cell>
          <table:table-cell office:value-type="float" office:value="55.2" calcext:value-type="float">
            <text:p>55.2</text:p>
          </table:table-cell>
          <table:table-cell office:value-type="float" office:value="58.4" calcext:value-type="float">
            <text:p>58.4</text:p>
          </table:table-cell>
          <table:table-cell office:value-type="float" office:value="57.9" calcext:value-type="float">
            <text:p>57.9</text:p>
          </table:table-cell>
          <table:table-cell office:value-type="float" office:value="54.1" calcext:value-type="float">
            <text:p>54.1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2]=&quot;-&quot;);ROW([.L$1:.L22]))+[.$K24]-1)-[.E22]&lt;-[$settings.$B$3];&quot;🡑&quot;;IF(INDEX([.E:.E];LOOKUP(2;1/([.L$1:.L22]=&quot;-&quot;);ROW([.L$1:.L22]))+[.$K24]-1)-[.E22]&lt;0;&quot;🡕&quot;;IF(INDEX([.E:.E];LOOKUP(2;1/([.L$1:.L22]=&quot;-&quot;);ROW([.L$1:.L22]))+[.$K24]-1)-[.E22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2]=&quot;-&quot;);ROW([.M$1:.M22]))+[.$K24]-1)-[.F22]&lt;-[$settings.$B$3];&quot;🡑&quot;;IF(INDEX([.F:.F];LOOKUP(2;1/([.M$1:.M22]=&quot;-&quot;);ROW([.M$1:.M22]))+[.$K24]-1)-[.F22]&lt;0;&quot;🡕&quot;;IF(INDEX([.F:.F];LOOKUP(2;1/([.M$1:.M22]=&quot;-&quot;);ROW([.M$1:.M22]))+[.$K24]-1)-[.F22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22]-[.G22]&lt;0;&quot;?&quot;;IF(  MIN((INDEX([.E:.E];LOOKUP(2;1/([.N$1:.N22]=&quot;-&quot;);ROW([.N$1:.N22]))+[.$K24]-1)-INDEX([.G:.G];LOOKUP(2;1/([.N$1:.N22]=&quot;-&quot;);ROW([.N$1:.N22]))+[.$K24]-1));0)-([.E22]-[.G22])&lt;-[$settings.$B$3];&quot;🡓&quot;;IF(   MIN((INDEX([.E:.E];LOOKUP(2;1/([.N$1:.N22]=&quot;-&quot;);ROW([.N$1:.N22]))+[.$K24]-1)-INDEX([.G:.G];LOOKUP(2;1/([.N$1:.N22]=&quot;-&quot;);ROW([.N$1:.N22]))+[.$K24]-1));0)-([.E22]-[.G22])&lt;0;&quot;🡖&quot;;IF(    MIN((INDEX([.E:.E];LOOKUP(2;1/([.N$1:.N22]=&quot;-&quot;);ROW([.N$1:.N22]))+[.$K24]-1)-INDEX([.G:.G];LOOKUP(2;1/([.N$1:.N22]=&quot;-&quot;);ROW([.N$1:.N22]))+[.$K24]-1));0)-([.E22]-[.G22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2]=&quot;-&quot;);ROW([.O$1:.O22]))+[.$K24]-1)-[.G22]&lt;-[$settings.$B$3];&quot;🡑&quot;;IF(INDEX([.G:.G];LOOKUP(2;1/([.O$1:.O22]=&quot;-&quot;);ROW([.O$1:.O22]))+[.$K24]-1)-[.G22]&lt;0;&quot;🡕&quot;;IF(INDEX([.G:.G];LOOKUP(2;1/([.O$1:.O22]=&quot;-&quot;);ROW([.O$1:.O22]))+[.$K24]-1)-[.G2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9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SIMPLE-many_vox-CLR_coords</text:p>
          </table:table-cell>
          <table:table-cell office:value-type="float" office:value="66.5" calcext:value-type="float">
            <text:p>66.5</text:p>
          </table:table-cell>
          <table:table-cell office:value-type="float" office:value="63.2" calcext:value-type="float">
            <text:p>63.2</text:p>
          </table:table-cell>
          <table:table-cell office:value-type="float" office:value="63.5" calcext:value-type="float">
            <text:p>63.5</text:p>
          </table:table-cell>
          <table:table-cell office:value-type="float" office:value="62.1" calcext:value-type="float">
            <text:p>62.1</text:p>
          </table:table-cell>
          <table:table-cell office:value-type="float" office:value="62.9" calcext:value-type="float">
            <text:p>62.9</text:p>
          </table:table-cell>
          <table:table-cell office:value-type="float" office:value="57.2" calcext:value-type="float">
            <text:p>57.2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58.4" calcext:value-type="float">
            <text:p>58.4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3]=&quot;-&quot;);ROW([.L$1:.L23]))+[.$K25]-1)-[.E23]&lt;-[$settings.$B$3];&quot;🡑&quot;;IF(INDEX([.E:.E];LOOKUP(2;1/([.L$1:.L23]=&quot;-&quot;);ROW([.L$1:.L23]))+[.$K25]-1)-[.E23]&lt;0;&quot;🡕&quot;;IF(INDEX([.E:.E];LOOKUP(2;1/([.L$1:.L23]=&quot;-&quot;);ROW([.L$1:.L23]))+[.$K25]-1)-[.E23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3]=&quot;-&quot;);ROW([.M$1:.M23]))+[.$K25]-1)-[.F23]&lt;-[$settings.$B$3];&quot;🡑&quot;;IF(INDEX([.F:.F];LOOKUP(2;1/([.M$1:.M23]=&quot;-&quot;);ROW([.M$1:.M23]))+[.$K25]-1)-[.F23]&lt;0;&quot;🡕&quot;;IF(INDEX([.F:.F];LOOKUP(2;1/([.M$1:.M23]=&quot;-&quot;);ROW([.M$1:.M23]))+[.$K25]-1)-[.F23]&gt;[$settings.$B$3];&quot;🡓&quot;;&quot;🡖&quot;)))" office:value-type="string" office:string-value="🡖" calcext:value-type="string">
            <text:p>🡖</text:p>
          </table:table-cell>
          <table:table-cell table:style-name="ce39" table:formula="of:=IF([.E23]-[.G23]&lt;0;&quot;?&quot;;IF(  MIN((INDEX([.E:.E];LOOKUP(2;1/([.N$1:.N23]=&quot;-&quot;);ROW([.N$1:.N23]))+[.$K25]-1)-INDEX([.G:.G];LOOKUP(2;1/([.N$1:.N23]=&quot;-&quot;);ROW([.N$1:.N23]))+[.$K25]-1));0)-([.E23]-[.G23])&lt;-[$settings.$B$3];&quot;🡓&quot;;IF(   MIN((INDEX([.E:.E];LOOKUP(2;1/([.N$1:.N23]=&quot;-&quot;);ROW([.N$1:.N23]))+[.$K25]-1)-INDEX([.G:.G];LOOKUP(2;1/([.N$1:.N23]=&quot;-&quot;);ROW([.N$1:.N23]))+[.$K25]-1));0)-([.E23]-[.G23])&lt;0;&quot;🡖&quot;;IF(    MIN((INDEX([.E:.E];LOOKUP(2;1/([.N$1:.N23]=&quot;-&quot;);ROW([.N$1:.N23]))+[.$K25]-1)-INDEX([.G:.G];LOOKUP(2;1/([.N$1:.N23]=&quot;-&quot;);ROW([.N$1:.N23]))+[.$K25]-1));0)-([.E23]-[.G23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3]=&quot;-&quot;);ROW([.O$1:.O23]))+[.$K25]-1)-[.G23]&lt;-[$settings.$B$3];&quot;🡑&quot;;IF(INDEX([.G:.G];LOOKUP(2;1/([.O$1:.O23]=&quot;-&quot;);ROW([.O$1:.O23]))+[.$K25]-1)-[.G23]&lt;0;&quot;🡕&quot;;IF(INDEX([.G:.G];LOOKUP(2;1/([.O$1:.O23]=&quot;-&quot;);ROW([.O$1:.O23]))+[.$K25]-1)-[.G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SIMPLE-many_vox-CLR_scale</text:p>
          </table:table-cell>
          <table:table-cell office:value-type="float" office:value="67.6" calcext:value-type="float">
            <text:p>67.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.9" calcext:value-type="float">
            <text:p>60.9</text:p>
          </table:table-cell>
          <table:table-cell office:value-type="float" office:value="59.7" calcext:value-type="float">
            <text:p>59.7</text:p>
          </table:table-cell>
          <table:table-cell office:value-type="float" office:value="55.4" calcext:value-type="float">
            <text:p>55.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6.4" calcext:value-type="float">
            <text:p>56.4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4]=&quot;-&quot;);ROW([.L$1:.L24]))+[.$K26]-1)-[.E24]&lt;-[$settings.$B$3];&quot;🡑&quot;;IF(INDEX([.E:.E];LOOKUP(2;1/([.L$1:.L24]=&quot;-&quot;);ROW([.L$1:.L24]))+[.$K26]-1)-[.E24]&lt;0;&quot;🡕&quot;;IF(INDEX([.E:.E];LOOKUP(2;1/([.L$1:.L24]=&quot;-&quot;);ROW([.L$1:.L24]))+[.$K26]-1)-[.E24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4]=&quot;-&quot;);ROW([.M$1:.M24]))+[.$K26]-1)-[.F24]&lt;-[$settings.$B$3];&quot;🡑&quot;;IF(INDEX([.F:.F];LOOKUP(2;1/([.M$1:.M24]=&quot;-&quot;);ROW([.M$1:.M24]))+[.$K26]-1)-[.F24]&lt;0;&quot;🡕&quot;;IF(INDEX([.F:.F];LOOKUP(2;1/([.M$1:.M24]=&quot;-&quot;);ROW([.M$1:.M24]))+[.$K26]-1)-[.F24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24]-[.G24]&lt;0;&quot;?&quot;;IF(  MIN((INDEX([.E:.E];LOOKUP(2;1/([.N$1:.N24]=&quot;-&quot;);ROW([.N$1:.N24]))+[.$K26]-1)-INDEX([.G:.G];LOOKUP(2;1/([.N$1:.N24]=&quot;-&quot;);ROW([.N$1:.N24]))+[.$K26]-1));0)-([.E24]-[.G24])&lt;-[$settings.$B$3];&quot;🡓&quot;;IF(   MIN((INDEX([.E:.E];LOOKUP(2;1/([.N$1:.N24]=&quot;-&quot;);ROW([.N$1:.N24]))+[.$K26]-1)-INDEX([.G:.G];LOOKUP(2;1/([.N$1:.N24]=&quot;-&quot;);ROW([.N$1:.N24]))+[.$K26]-1));0)-([.E24]-[.G24])&lt;0;&quot;🡖&quot;;IF(    MIN((INDEX([.E:.E];LOOKUP(2;1/([.N$1:.N24]=&quot;-&quot;);ROW([.N$1:.N24]))+[.$K26]-1)-INDEX([.G:.G];LOOKUP(2;1/([.N$1:.N24]=&quot;-&quot;);ROW([.N$1:.N24]))+[.$K26]-1));0)-([.E24]-[.G24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4]=&quot;-&quot;);ROW([.O$1:.O24]))+[.$K26]-1)-[.G24]&lt;-[$settings.$B$3];&quot;🡑&quot;;IF(INDEX([.G:.G];LOOKUP(2;1/([.O$1:.O24]=&quot;-&quot;);ROW([.O$1:.O24]))+[.$K26]-1)-[.G24]&lt;0;&quot;🡕&quot;;IF(INDEX([.G:.G];LOOKUP(2;1/([.O$1:.O24]=&quot;-&quot;);ROW([.O$1:.O24]))+[.$K26]-1)-[.G24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9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SIMPLE-many_vox-CLR_b50</text:p>
          </table:table-cell>
          <table:table-cell office:value-type="float" office:value="64.1" calcext:value-type="float">
            <text:p>64.1</text:p>
          </table:table-cell>
          <table:table-cell office:value-type="float" office:value="58.4" calcext:value-type="float">
            <text:p>58.4</text:p>
          </table:table-cell>
          <table:table-cell office:value-type="float" office:value="61.3" calcext:value-type="float">
            <text:p>61.3</text:p>
          </table:table-cell>
          <table:table-cell office:value-type="float" office:value="59.7" calcext:value-type="float">
            <text:p>59.7</text:p>
          </table:table-cell>
          <table:table-cell office:value-type="float" office:value="58.6" calcext:value-type="float">
            <text:p>58.6</text:p>
          </table:table-cell>
          <table:table-cell office:value-type="float" office:value="55.8" calcext:value-type="float">
            <text:p>55.8</text:p>
          </table:table-cell>
          <table:table-cell office:value-type="float" office:value="59.8" calcext:value-type="float">
            <text:p>59.8</text:p>
          </table:table-cell>
          <table:table-cell office:value-type="float" office:value="58.2" calcext:value-type="float">
            <text:p>58.2</text:p>
          </table:table-cell>
          <table:table-cell office:value-type="float" office:value="56.8" calcext:value-type="float">
            <text:p>56.8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5]=&quot;-&quot;);ROW([.L$1:.L25]))+[.$K27]-1)-[.E25]&lt;-[$settings.$B$3];&quot;🡑&quot;;IF(INDEX([.E:.E];LOOKUP(2;1/([.L$1:.L25]=&quot;-&quot;);ROW([.L$1:.L25]))+[.$K27]-1)-[.E25]&lt;0;&quot;🡕&quot;;IF(INDEX([.E:.E];LOOKUP(2;1/([.L$1:.L25]=&quot;-&quot;);ROW([.L$1:.L25]))+[.$K27]-1)-[.E25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5]=&quot;-&quot;);ROW([.M$1:.M25]))+[.$K27]-1)-[.F25]&lt;-[$settings.$B$3];&quot;🡑&quot;;IF(INDEX([.F:.F];LOOKUP(2;1/([.M$1:.M25]=&quot;-&quot;);ROW([.M$1:.M25]))+[.$K27]-1)-[.F25]&lt;0;&quot;🡕&quot;;IF(INDEX([.F:.F];LOOKUP(2;1/([.M$1:.M25]=&quot;-&quot;);ROW([.M$1:.M25]))+[.$K27]-1)-[.F25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25]-[.G25]&lt;0;&quot;?&quot;;IF(  MIN((INDEX([.E:.E];LOOKUP(2;1/([.N$1:.N25]=&quot;-&quot;);ROW([.N$1:.N25]))+[.$K27]-1)-INDEX([.G:.G];LOOKUP(2;1/([.N$1:.N25]=&quot;-&quot;);ROW([.N$1:.N25]))+[.$K27]-1));0)-([.E25]-[.G25])&lt;-[$settings.$B$3];&quot;🡓&quot;;IF(   MIN((INDEX([.E:.E];LOOKUP(2;1/([.N$1:.N25]=&quot;-&quot;);ROW([.N$1:.N25]))+[.$K27]-1)-INDEX([.G:.G];LOOKUP(2;1/([.N$1:.N25]=&quot;-&quot;);ROW([.N$1:.N25]))+[.$K27]-1));0)-([.E25]-[.G25])&lt;0;&quot;🡖&quot;;IF(    MIN((INDEX([.E:.E];LOOKUP(2;1/([.N$1:.N25]=&quot;-&quot;);ROW([.N$1:.N25]))+[.$K27]-1)-INDEX([.G:.G];LOOKUP(2;1/([.N$1:.N25]=&quot;-&quot;);ROW([.N$1:.N25]))+[.$K27]-1));0)-([.E25]-[.G25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5]=&quot;-&quot;);ROW([.O$1:.O25]))+[.$K27]-1)-[.G25]&lt;-[$settings.$B$3];&quot;🡑&quot;;IF(INDEX([.G:.G];LOOKUP(2;1/([.O$1:.O25]=&quot;-&quot;);ROW([.O$1:.O25]))+[.$K27]-1)-[.G25]&lt;0;&quot;🡕&quot;;IF(INDEX([.G:.G];LOOKUP(2;1/([.O$1:.O25]=&quot;-&quot;);ROW([.O$1:.O25]))+[.$K27]-1)-[.G25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SIMPLE-many_vox-feature_10</text:p>
          </table:table-cell>
          <table:table-cell office:value-type="float" office:value="67.2" calcext:value-type="float">
            <text:p>67.2</text:p>
          </table:table-cell>
          <table:table-cell office:value-type="float" office:value="59.5" calcext:value-type="float">
            <text:p>59.5</text:p>
          </table:table-cell>
          <table:table-cell office:value-type="float" office:value="62" calcext:value-type="float">
            <text:p>62</text:p>
          </table:table-cell>
          <table:table-cell office:value-type="float" office:value="61.8" calcext:value-type="float">
            <text:p>61.8</text:p>
          </table:table-cell>
          <table:table-cell office:value-type="float" office:value="59.8" calcext:value-type="float">
            <text:p>59.8</text:p>
          </table:table-cell>
          <table:table-cell office:value-type="float" office:value="56.9" calcext:value-type="float">
            <text:p>56.9</text:p>
          </table:table-cell>
          <table:table-cell office:value-type="float" office:value="61.7" calcext:value-type="float">
            <text:p>61.7</text:p>
          </table:table-cell>
          <table:table-cell office:value-type="float" office:value="58.9" calcext:value-type="float">
            <text:p>58.9</text:p>
          </table:table-cell>
          <table:table-cell office:value-type="float" office:value="57.5" calcext:value-type="float">
            <text:p>57.5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6]=&quot;-&quot;);ROW([.L$1:.L26]))+[.$K28]-1)-[.E26]&lt;-[$settings.$B$3];&quot;🡑&quot;;IF(INDEX([.E:.E];LOOKUP(2;1/([.L$1:.L26]=&quot;-&quot;);ROW([.L$1:.L26]))+[.$K28]-1)-[.E26]&lt;0;&quot;🡕&quot;;IF(INDEX([.E:.E];LOOKUP(2;1/([.L$1:.L26]=&quot;-&quot;);ROW([.L$1:.L26]))+[.$K28]-1)-[.E26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6]=&quot;-&quot;);ROW([.M$1:.M26]))+[.$K28]-1)-[.F26]&lt;-[$settings.$B$3];&quot;🡑&quot;;IF(INDEX([.F:.F];LOOKUP(2;1/([.M$1:.M26]=&quot;-&quot;);ROW([.M$1:.M26]))+[.$K28]-1)-[.F26]&lt;0;&quot;🡕&quot;;IF(INDEX([.F:.F];LOOKUP(2;1/([.M$1:.M26]=&quot;-&quot;);ROW([.M$1:.M26]))+[.$K28]-1)-[.F26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26]-[.G26]&lt;0;&quot;?&quot;;IF(  MIN((INDEX([.E:.E];LOOKUP(2;1/([.N$1:.N26]=&quot;-&quot;);ROW([.N$1:.N26]))+[.$K28]-1)-INDEX([.G:.G];LOOKUP(2;1/([.N$1:.N26]=&quot;-&quot;);ROW([.N$1:.N26]))+[.$K28]-1));0)-([.E26]-[.G26])&lt;-[$settings.$B$3];&quot;🡓&quot;;IF(   MIN((INDEX([.E:.E];LOOKUP(2;1/([.N$1:.N26]=&quot;-&quot;);ROW([.N$1:.N26]))+[.$K28]-1)-INDEX([.G:.G];LOOKUP(2;1/([.N$1:.N26]=&quot;-&quot;);ROW([.N$1:.N26]))+[.$K28]-1));0)-([.E26]-[.G26])&lt;0;&quot;🡖&quot;;IF(    MIN((INDEX([.E:.E];LOOKUP(2;1/([.N$1:.N26]=&quot;-&quot;);ROW([.N$1:.N26]))+[.$K28]-1)-INDEX([.G:.G];LOOKUP(2;1/([.N$1:.N26]=&quot;-&quot;);ROW([.N$1:.N26]))+[.$K28]-1));0)-([.E26]-[.G26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6]=&quot;-&quot;);ROW([.O$1:.O26]))+[.$K28]-1)-[.G26]&lt;-[$settings.$B$3];&quot;🡑&quot;;IF(INDEX([.G:.G];LOOKUP(2;1/([.O$1:.O26]=&quot;-&quot;);ROW([.O$1:.O26]))+[.$K28]-1)-[.G26]&lt;0;&quot;🡕&quot;;IF(INDEX([.G:.G];LOOKUP(2;1/([.O$1:.O26]=&quot;-&quot;);ROW([.O$1:.O26]))+[.$K28]-1)-[.G26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5-SIMPLE-many_vox-feature_20</text:p>
          </table:table-cell>
          <table:table-cell office:value-type="float" office:value="65.1" calcext:value-type="float">
            <text:p>65.1</text:p>
          </table:table-cell>
          <table:table-cell office:value-type="float" office:value="58.7" calcext:value-type="float">
            <text:p>58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7.7" calcext:value-type="float">
            <text:p>57.7</text:p>
          </table:table-cell>
          <table:table-cell office:value-type="float" office:value="54.3" calcext:value-type="float">
            <text:p>54.3</text:p>
          </table:table-cell>
          <table:table-cell office:value-type="float" office:value="59.2" calcext:value-type="float">
            <text:p>59.2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.1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7]=&quot;-&quot;);ROW([.L$1:.L27]))+[.$K29]-1)-[.E27]&lt;-[$settings.$B$3];&quot;🡑&quot;;IF(INDEX([.E:.E];LOOKUP(2;1/([.L$1:.L27]=&quot;-&quot;);ROW([.L$1:.L27]))+[.$K29]-1)-[.E27]&lt;0;&quot;🡕&quot;;IF(INDEX([.E:.E];LOOKUP(2;1/([.L$1:.L27]=&quot;-&quot;);ROW([.L$1:.L27]))+[.$K29]-1)-[.E27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INDEX([.F:.F];LOOKUP(2;1/([.M$1:.M27]=&quot;-&quot;);ROW([.M$1:.M27]))+[.$K29]-1)-[.F27]&lt;-[$settings.$B$3];&quot;🡑&quot;;IF(INDEX([.F:.F];LOOKUP(2;1/([.M$1:.M27]=&quot;-&quot;);ROW([.M$1:.M27]))+[.$K29]-1)-[.F27]&lt;0;&quot;🡕&quot;;IF(INDEX([.F:.F];LOOKUP(2;1/([.M$1:.M27]=&quot;-&quot;);ROW([.M$1:.M27]))+[.$K29]-1)-[.F27]&gt;[$settings.$B$3];&quot;🡓&quot;;&quot;🡖&quot;)))" office:value-type="string" office:string-value="🡓" calcext:value-type="string">
            <text:p>🡓</text:p>
          </table:table-cell>
          <table:table-cell table:style-name="ce39" table:formula="of:=IF([.E27]-[.G27]&lt;0;&quot;?&quot;;IF(  MIN((INDEX([.E:.E];LOOKUP(2;1/([.N$1:.N27]=&quot;-&quot;);ROW([.N$1:.N27]))+[.$K29]-1)-INDEX([.G:.G];LOOKUP(2;1/([.N$1:.N27]=&quot;-&quot;);ROW([.N$1:.N27]))+[.$K29]-1));0)-([.E27]-[.G27])&lt;-[$settings.$B$3];&quot;🡓&quot;;IF(   MIN((INDEX([.E:.E];LOOKUP(2;1/([.N$1:.N27]=&quot;-&quot;);ROW([.N$1:.N27]))+[.$K29]-1)-INDEX([.G:.G];LOOKUP(2;1/([.N$1:.N27]=&quot;-&quot;);ROW([.N$1:.N27]))+[.$K29]-1));0)-([.E27]-[.G27])&lt;0;&quot;🡖&quot;;IF(    MIN((INDEX([.E:.E];LOOKUP(2;1/([.N$1:.N27]=&quot;-&quot;);ROW([.N$1:.N27]))+[.$K29]-1)-INDEX([.G:.G];LOOKUP(2;1/([.N$1:.N27]=&quot;-&quot;);ROW([.N$1:.N27]))+[.$K29]-1));0)-([.E27]-[.G27])&gt;[$settings.$B$3];&quot;🡑&quot;;&quot;🡕&quot;   )  ) ))" office:value-type="string" office:string-value="🡓" calcext:value-type="string">
            <text:p>🡓</text:p>
          </table:table-cell>
          <table:table-cell table:style-name="ce39" table:formula="of:=IF(INDEX([.G:.G];LOOKUP(2;1/([.O$1:.O27]=&quot;-&quot;);ROW([.O$1:.O27]))+[.$K29]-1)-[.G27]&lt;-[$settings.$B$3];&quot;🡑&quot;;IF(INDEX([.G:.G];LOOKUP(2;1/([.O$1:.O27]=&quot;-&quot;);ROW([.O$1:.O27]))+[.$K29]-1)-[.G27]&lt;0;&quot;🡕&quot;;IF(INDEX([.G:.G];LOOKUP(2;1/([.O$1:.O27]=&quot;-&quot;);ROW([.O$1:.O27]))+[.$K29]-1)-[.G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9"/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6-SIMPLE-many_vox-feature_30</text:p>
          </table:table-cell>
          <table:table-cell office:value-type="float" office:value="63.2" calcext:value-type="float">
            <text:p>63.2</text:p>
          </table:table-cell>
          <table:table-cell office:value-type="float" office:value="57" calcext:value-type="float">
            <text:p>57</text:p>
          </table:table-cell>
          <table:table-cell office:value-type="float" office:value="60.1" calcext:value-type="float">
            <text:p>60.1</text:p>
          </table:table-cell>
          <table:table-cell office:value-type="float" office:value="57.1" calcext:value-type="float">
            <text:p>57.1</text:p>
          </table:table-cell>
          <table:table-cell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7.3" calcext:value-type="float">
            <text:p>57.3</text:p>
          </table:table-cell>
          <table:table-cell office:value-type="float" office:value="54.2" calcext:value-type="float">
            <text:p>54.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8]=&quot;-&quot;);ROW([.L$1:.L28]))+[.$K30]-1)-[.E28]&lt;-[$settings.$B$3];&quot;🡑&quot;;IF(INDEX([.E:.E];LOOKUP(2;1/([.L$1:.L28]=&quot;-&quot;);ROW([.L$1:.L28]))+[.$K30]-1)-[.E28]&lt;0;&quot;🡕&quot;;IF(INDEX([.E:.E];LOOKUP(2;1/([.L$1:.L28]=&quot;-&quot;);ROW([.L$1:.L28]))+[.$K30]-1)-[.E28]&gt;[$settings.$B$3];&quot;🡓&quot;;&quot;🡖&quot;)))" office:value-type="string" office:string-value="" calcext:value-type="error">
            <text:p>#VALUE!</text:p>
          </table:table-cell>
          <table:table-cell table:style-name="ce39" table:formula="of:=IF(INDEX([.F:.F];LOOKUP(2;1/([.M$1:.M28]=&quot;-&quot;);ROW([.M$1:.M28]))+[.$K30]-1)-[.F28]&lt;-[$settings.$B$3];&quot;🡑&quot;;IF(INDEX([.F:.F];LOOKUP(2;1/([.M$1:.M28]=&quot;-&quot;);ROW([.M$1:.M28]))+[.$K30]-1)-[.F28]&lt;0;&quot;🡕&quot;;IF(INDEX([.F:.F];LOOKUP(2;1/([.M$1:.M28]=&quot;-&quot;);ROW([.M$1:.M28]))+[.$K30]-1)-[.F28]&gt;[$settings.$B$3];&quot;🡓&quot;;&quot;🡖&quot;)))" office:value-type="string" office:string-value="" calcext:value-type="error">
            <text:p>#VALUE!</text:p>
          </table:table-cell>
          <table:table-cell table:style-name="ce39" table:formula="of:=IF([.E28]-[.G28]&lt;0;&quot;?&quot;;IF(  MIN((INDEX([.E:.E];LOOKUP(2;1/([.N$1:.N28]=&quot;-&quot;);ROW([.N$1:.N28]))+[.$K30]-1)-INDEX([.G:.G];LOOKUP(2;1/([.N$1:.N28]=&quot;-&quot;);ROW([.N$1:.N28]))+[.$K30]-1));0)-([.E28]-[.G28])&lt;-[$settings.$B$3];&quot;🡓&quot;;IF(   MIN((INDEX([.E:.E];LOOKUP(2;1/([.N$1:.N28]=&quot;-&quot;);ROW([.N$1:.N28]))+[.$K30]-1)-INDEX([.G:.G];LOOKUP(2;1/([.N$1:.N28]=&quot;-&quot;);ROW([.N$1:.N28]))+[.$K30]-1));0)-([.E28]-[.G28])&lt;0;&quot;🡖&quot;;IF(    MIN((INDEX([.E:.E];LOOKUP(2;1/([.N$1:.N28]=&quot;-&quot;);ROW([.N$1:.N28]))+[.$K30]-1)-INDEX([.G:.G];LOOKUP(2;1/([.N$1:.N28]=&quot;-&quot;);ROW([.N$1:.N28]))+[.$K30]-1));0)-([.E28]-[.G28])&gt;[$settings.$B$3];&quot;🡑&quot;;&quot;🡕&quot;   )  ) ))" office:value-type="string" office:string-value="" calcext:value-type="error">
            <text:p>#VALUE!</text:p>
          </table:table-cell>
          <table:table-cell table:style-name="ce39" table:formula="of:=IF(INDEX([.G:.G];LOOKUP(2;1/([.O$1:.O28]=&quot;-&quot;);ROW([.O$1:.O28]))+[.$K30]-1)-[.G28]&lt;-[$settings.$B$3];&quot;🡑&quot;;IF(INDEX([.G:.G];LOOKUP(2;1/([.O$1:.O28]=&quot;-&quot;);ROW([.O$1:.O28]))+[.$K30]-1)-[.G28]&lt;0;&quot;🡕&quot;;IF(INDEX([.G:.G];LOOKUP(2;1/([.O$1:.O28]=&quot;-&quot;);ROW([.O$1:.O28]))+[.$K30]-1)-[.G28]&gt;[$settings.$B$3];&quot;🡓&quot;;&quot;🡖&quot;)))" office:value-type="string" office:string-value="" calcext:value-type="error">
            <text:p>#VALUE!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SIMPLE-many_vox-feature_40</text:p>
          </table:table-cell>
          <table:table-cell office:value-type="float" office:value="62.7" calcext:value-type="float">
            <text:p>62.7</text:p>
          </table:table-cell>
          <table:table-cell office:value-type="float" office:value="56.9" calcext:value-type="float">
            <text:p>56.9</text:p>
          </table:table-cell>
          <table:table-cell office:value-type="float" office:value="60.1" calcext:value-type="float">
            <text:p>60.1</text:p>
          </table:table-cell>
          <table:table-cell office:value-type="float" office:value="56.2" calcext:value-type="float">
            <text:p>56.2</text:p>
          </table:table-cell>
          <table:table-cell office:value-type="float" office:value="54.3" calcext:value-type="float">
            <text:p>54.3</text:p>
          </table:table-cell>
          <table:table-cell office:value-type="float" office:value="53.3" calcext:value-type="float">
            <text:p>53.3</text:p>
          </table:table-cell>
          <table:table-cell office:value-type="float" office:value="56.4" calcext:value-type="float">
            <text:p>56.4</text:p>
          </table:table-cell>
          <table:table-cell office:value-type="float" office:value="54.3" calcext:value-type="float">
            <text:p>54.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39" table:formula="of:=IF(INDEX([.E:.E];LOOKUP(2;1/([.L$1:.L29]=&quot;-&quot;);ROW([.L$1:.L29]))+[.$K31]-1)-[.E29]&lt;-[$settings.$B$3];&quot;🡑&quot;;IF(INDEX([.E:.E];LOOKUP(2;1/([.L$1:.L29]=&quot;-&quot;);ROW([.L$1:.L29]))+[.$K31]-1)-[.E29]&lt;0;&quot;🡕&quot;;IF(INDEX([.E:.E];LOOKUP(2;1/([.L$1:.L29]=&quot;-&quot;);ROW([.L$1:.L29]))+[.$K31]-1)-[.E29]&gt;[$settings.$B$3];&quot;🡓&quot;;&quot;🡖&quot;)))" office:value-type="string" office:string-value="" calcext:value-type="error">
            <text:p>#VALUE!</text:p>
          </table:table-cell>
          <table:table-cell table:style-name="ce39" table:formula="of:=IF(INDEX([.F:.F];LOOKUP(2;1/([.M$1:.M29]=&quot;-&quot;);ROW([.M$1:.M29]))+[.$K31]-1)-[.F29]&lt;-[$settings.$B$3];&quot;🡑&quot;;IF(INDEX([.F:.F];LOOKUP(2;1/([.M$1:.M29]=&quot;-&quot;);ROW([.M$1:.M29]))+[.$K31]-1)-[.F29]&lt;0;&quot;🡕&quot;;IF(INDEX([.F:.F];LOOKUP(2;1/([.M$1:.M29]=&quot;-&quot;);ROW([.M$1:.M29]))+[.$K31]-1)-[.F29]&gt;[$settings.$B$3];&quot;🡓&quot;;&quot;🡖&quot;)))" office:value-type="string" office:string-value="" calcext:value-type="error">
            <text:p>#VALUE!</text:p>
          </table:table-cell>
          <table:table-cell table:style-name="ce39" table:formula="of:=IF([.E29]-[.G29]&lt;0;&quot;?&quot;;IF(  MIN((INDEX([.E:.E];LOOKUP(2;1/([.N$1:.N29]=&quot;-&quot;);ROW([.N$1:.N29]))+[.$K31]-1)-INDEX([.G:.G];LOOKUP(2;1/([.N$1:.N29]=&quot;-&quot;);ROW([.N$1:.N29]))+[.$K31]-1));0)-([.E29]-[.G29])&lt;-[$settings.$B$3];&quot;🡓&quot;;IF(   MIN((INDEX([.E:.E];LOOKUP(2;1/([.N$1:.N29]=&quot;-&quot;);ROW([.N$1:.N29]))+[.$K31]-1)-INDEX([.G:.G];LOOKUP(2;1/([.N$1:.N29]=&quot;-&quot;);ROW([.N$1:.N29]))+[.$K31]-1));0)-([.E29]-[.G29])&lt;0;&quot;🡖&quot;;IF(    MIN((INDEX([.E:.E];LOOKUP(2;1/([.N$1:.N29]=&quot;-&quot;);ROW([.N$1:.N29]))+[.$K31]-1)-INDEX([.G:.G];LOOKUP(2;1/([.N$1:.N29]=&quot;-&quot;);ROW([.N$1:.N29]))+[.$K31]-1));0)-([.E29]-[.G29])&gt;[$settings.$B$3];&quot;🡑&quot;;&quot;🡕&quot;   )  ) ))" office:value-type="string" office:string-value="" calcext:value-type="error">
            <text:p>#VALUE!</text:p>
          </table:table-cell>
          <table:table-cell table:style-name="ce39" table:formula="of:=IF(INDEX([.G:.G];LOOKUP(2;1/([.O$1:.O29]=&quot;-&quot;);ROW([.O$1:.O29]))+[.$K31]-1)-[.G29]&lt;-[$settings.$B$3];&quot;🡑&quot;;IF(INDEX([.G:.G];LOOKUP(2;1/([.O$1:.O29]=&quot;-&quot;);ROW([.O$1:.O29]))+[.$K31]-1)-[.G29]&lt;0;&quot;🡕&quot;;IF(INDEX([.G:.G];LOOKUP(2;1/([.O$1:.O29]=&quot;-&quot;);ROW([.O$1:.O29]))+[.$K31]-1)-[.G29]&gt;[$settings.$B$3];&quot;🡓&quot;;&quot;🡖&quot;)))" office:value-type="string" office:string-value="" calcext:value-type="error">
            <text:p>#VALUE!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DUAL-first_8-second_ms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6.4" calcext:value-type="float">
            <text:p>66.4</text:p>
          </table:table-cell>
          <table:table-cell office:value-type="float" office:value="63.5" calcext:value-type="float">
            <text:p>63.5</text:p>
          </table:table-cell>
          <table:table-cell office:value-type="float" office:value="66.6" calcext:value-type="float">
            <text:p>66.6</text:p>
          </table:table-cell>
          <table:table-cell office:value-type="float" office:value="65.4" calcext:value-type="float">
            <text:p>65.4</text:p>
          </table:table-cell>
          <table:table-cell office:value-type="float" office:value="63.8" calcext:value-type="float">
            <text:p>63.8</text:p>
          </table:table-cell>
          <table:table-cell/>
          <table:table-cell table:style-name="ce39" table:formula="of:=IF(INDEX([.E:.E];LOOKUP(2;1/([.L$1:.L30]=&quot;-&quot;);ROW([.L$1:.L30]))+[.$K32]-1)-[.E30]&lt;-[$settings.$B$3];&quot;🡑&quot;;IF(INDEX([.E:.E];LOOKUP(2;1/([.L$1:.L30]=&quot;-&quot;);ROW([.L$1:.L30]))+[.$K32]-1)-[.E30]&lt;0;&quot;🡕&quot;;IF(INDEX([.E:.E];LOOKUP(2;1/([.L$1:.L30]=&quot;-&quot;);ROW([.L$1:.L30]))+[.$K32]-1)-[.E30]&gt;[$settings.$B$3];&quot;🡓&quot;;&quot;🡖&quot;)))" office:value-type="string" office:string-value="" calcext:value-type="error">
            <text:p>#VALUE!</text:p>
          </table:table-cell>
          <table:table-cell table:style-name="ce39" table:formula="of:=IF(INDEX([.F:.F];LOOKUP(2;1/([.M$1:.M30]=&quot;-&quot;);ROW([.M$1:.M30]))+[.$K32]-1)-[.F30]&lt;-[$settings.$B$3];&quot;🡑&quot;;IF(INDEX([.F:.F];LOOKUP(2;1/([.M$1:.M30]=&quot;-&quot;);ROW([.M$1:.M30]))+[.$K32]-1)-[.F30]&lt;0;&quot;🡕&quot;;IF(INDEX([.F:.F];LOOKUP(2;1/([.M$1:.M30]=&quot;-&quot;);ROW([.M$1:.M30]))+[.$K32]-1)-[.F30]&gt;[$settings.$B$3];&quot;🡓&quot;;&quot;🡖&quot;)))" office:value-type="string" office:string-value="" calcext:value-type="error">
            <text:p>#VALUE!</text:p>
          </table:table-cell>
          <table:table-cell table:style-name="ce39" table:formula="of:=IF([.E30]-[.G30]&lt;0;&quot;?&quot;;IF(  MIN((INDEX([.E:.E];LOOKUP(2;1/([.N$1:.N30]=&quot;-&quot;);ROW([.N$1:.N30]))+[.$K32]-1)-INDEX([.G:.G];LOOKUP(2;1/([.N$1:.N30]=&quot;-&quot;);ROW([.N$1:.N30]))+[.$K32]-1));0)-([.E30]-[.G30])&lt;-[$settings.$B$3];&quot;🡓&quot;;IF(   MIN((INDEX([.E:.E];LOOKUP(2;1/([.N$1:.N30]=&quot;-&quot;);ROW([.N$1:.N30]))+[.$K32]-1)-INDEX([.G:.G];LOOKUP(2;1/([.N$1:.N30]=&quot;-&quot;);ROW([.N$1:.N30]))+[.$K32]-1));0)-([.E30]-[.G30])&lt;0;&quot;🡖&quot;;IF(    MIN((INDEX([.E:.E];LOOKUP(2;1/([.N$1:.N30]=&quot;-&quot;);ROW([.N$1:.N30]))+[.$K32]-1)-INDEX([.G:.G];LOOKUP(2;1/([.N$1:.N30]=&quot;-&quot;);ROW([.N$1:.N30]))+[.$K32]-1));0)-([.E30]-[.G30])&gt;[$settings.$B$3];&quot;🡑&quot;;&quot;🡕&quot;   )  ) ))" office:value-type="string" office:string-value="" calcext:value-type="error">
            <text:p>#VALUE!</text:p>
          </table:table-cell>
          <table:table-cell table:style-name="ce39" table:formula="of:=IF(INDEX([.G:.G];LOOKUP(2;1/([.O$1:.O30]=&quot;-&quot;);ROW([.O$1:.O30]))+[.$K32]-1)-[.G30]&lt;-[$settings.$B$3];&quot;🡑&quot;;IF(INDEX([.G:.G];LOOKUP(2;1/([.O$1:.O30]=&quot;-&quot;);ROW([.O$1:.O30]))+[.$K32]-1)-[.G30]&lt;0;&quot;🡕&quot;;IF(INDEX([.G:.G];LOOKUP(2;1/([.O$1:.O30]=&quot;-&quot;);ROW([.O$1:.O30]))+[.$K32]-1)-[.G30]&gt;[$settings.$B$3];&quot;🡓&quot;;&quot;🡖&quot;)))" office:value-type="string" office:string-value="" calcext:value-type="error">
            <text:p>#VALUE!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DUAL-first_8-second_bce</text:p>
          </table:table-cell>
          <table:table-cell table:number-columns-repeated="3"/>
          <table:table-cell office:value-type="float" office:value="66.1" calcext:value-type="float">
            <text:p>66.1</text:p>
          </table:table-cell>
          <table:table-cell office:value-type="float" office:value="65.7" calcext:value-type="float">
            <text:p>65.7</text:p>
          </table:table-cell>
          <table:table-cell office:value-type="float" office:value="62.3" calcext:value-type="float">
            <text:p>62.3</text:p>
          </table:table-cell>
          <table:table-cell office:value-type="float" office:value="65.8" calcext:value-type="float">
            <text:p>65.8</text:p>
          </table:table-cell>
          <table:table-cell office:value-type="float" office:value="65.2" calcext:value-type="float">
            <text:p>65.2</text:p>
          </table:table-cell>
          <table:table-cell office:value-type="float" office:value="62.8" calcext:value-type="float">
            <text:p>62.8</text:p>
          </table:table-cell>
          <table:table-cell/>
          <table:table-cell table:style-name="ce39" table:formula="of:=IF(INDEX([.E:.E];LOOKUP(2;1/([.L$1:.L31]=&quot;-&quot;);ROW([.L$1:.L31]))+[.$K33]-1)-[.E31]&lt;-[$settings.$B$3];&quot;🡑&quot;;IF(INDEX([.E:.E];LOOKUP(2;1/([.L$1:.L31]=&quot;-&quot;);ROW([.L$1:.L31]))+[.$K33]-1)-[.E31]&lt;0;&quot;🡕&quot;;IF(INDEX([.E:.E];LOOKUP(2;1/([.L$1:.L31]=&quot;-&quot;);ROW([.L$1:.L31]))+[.$K33]-1)-[.E31]&gt;[$settings.$B$3];&quot;🡓&quot;;&quot;🡖&quot;)))" office:value-type="string" office:string-value="" calcext:value-type="error">
            <text:p>#VALUE!</text:p>
          </table:table-cell>
          <table:table-cell table:style-name="ce39" table:formula="of:=IF(INDEX([.F:.F];LOOKUP(2;1/([.M$1:.M31]=&quot;-&quot;);ROW([.M$1:.M31]))+[.$K33]-1)-[.F31]&lt;-[$settings.$B$3];&quot;🡑&quot;;IF(INDEX([.F:.F];LOOKUP(2;1/([.M$1:.M31]=&quot;-&quot;);ROW([.M$1:.M31]))+[.$K33]-1)-[.F31]&lt;0;&quot;🡕&quot;;IF(INDEX([.F:.F];LOOKUP(2;1/([.M$1:.M31]=&quot;-&quot;);ROW([.M$1:.M31]))+[.$K33]-1)-[.F31]&gt;[$settings.$B$3];&quot;🡓&quot;;&quot;🡖&quot;)))" office:value-type="string" office:string-value="" calcext:value-type="error">
            <text:p>#VALUE!</text:p>
          </table:table-cell>
          <table:table-cell table:style-name="ce39" table:formula="of:=IF([.E31]-[.G31]&lt;0;&quot;?&quot;;IF(  MIN((INDEX([.E:.E];LOOKUP(2;1/([.N$1:.N31]=&quot;-&quot;);ROW([.N$1:.N31]))+[.$K33]-1)-INDEX([.G:.G];LOOKUP(2;1/([.N$1:.N31]=&quot;-&quot;);ROW([.N$1:.N31]))+[.$K33]-1));0)-([.E31]-[.G31])&lt;-[$settings.$B$3];&quot;🡓&quot;;IF(   MIN((INDEX([.E:.E];LOOKUP(2;1/([.N$1:.N31]=&quot;-&quot;);ROW([.N$1:.N31]))+[.$K33]-1)-INDEX([.G:.G];LOOKUP(2;1/([.N$1:.N31]=&quot;-&quot;);ROW([.N$1:.N31]))+[.$K33]-1));0)-([.E31]-[.G31])&lt;0;&quot;🡖&quot;;IF(    MIN((INDEX([.E:.E];LOOKUP(2;1/([.N$1:.N31]=&quot;-&quot;);ROW([.N$1:.N31]))+[.$K33]-1)-INDEX([.G:.G];LOOKUP(2;1/([.N$1:.N31]=&quot;-&quot;);ROW([.N$1:.N31]))+[.$K33]-1));0)-([.E31]-[.G31])&gt;[$settings.$B$3];&quot;🡑&quot;;&quot;🡕&quot;   )  ) ))" office:value-type="string" office:string-value="" calcext:value-type="error">
            <text:p>#VALUE!</text:p>
          </table:table-cell>
          <table:table-cell table:style-name="ce39" table:formula="of:=IF(INDEX([.G:.G];LOOKUP(2;1/([.O$1:.O31]=&quot;-&quot;);ROW([.O$1:.O31]))+[.$K33]-1)-[.G31]&lt;-[$settings.$B$3];&quot;🡑&quot;;IF(INDEX([.G:.G];LOOKUP(2;1/([.O$1:.O31]=&quot;-&quot;);ROW([.O$1:.O31]))+[.$K33]-1)-[.G31]&lt;0;&quot;🡕&quot;;IF(INDEX([.G:.G];LOOKUP(2;1/([.O$1:.O31]=&quot;-&quot;);ROW([.O$1:.O31]))+[.$K33]-1)-[.G31]&gt;[$settings.$B$3];&quot;🡓&quot;;&quot;🡖&quot;)))" office:value-type="string" office:string-value="" calcext:value-type="error">
            <text:p>#VALUE!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DUAL-first_7-second_mse</text:p>
          </table:table-cell>
          <table:table-cell table:number-columns-repeated="3"/>
          <table:table-cell office:value-type="float" office:value="66.1" calcext:value-type="float">
            <text:p>66.1</text:p>
          </table:table-cell>
          <table:table-cell office:value-type="float" office:value="65" calcext:value-type="float">
            <text:p>65</text:p>
          </table:table-cell>
          <table:table-cell office:value-type="float" office:value="61.3" calcext:value-type="float">
            <text:p>61.3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61.7" calcext:value-type="float">
            <text:p>61.7</text:p>
          </table:table-cell>
          <table:table-cell/>
          <table:table-cell table:style-name="ce39" table:formula="of:=IF(INDEX([.E:.E];LOOKUP(2;1/([.L$1:.L32]=&quot;-&quot;);ROW([.L$1:.L32]))+[.$K34]-1)-[.E32]&lt;-[$settings.$B$3];&quot;🡑&quot;;IF(INDEX([.E:.E];LOOKUP(2;1/([.L$1:.L32]=&quot;-&quot;);ROW([.L$1:.L32]))+[.$K34]-1)-[.E32]&lt;0;&quot;🡕&quot;;IF(INDEX([.E:.E];LOOKUP(2;1/([.L$1:.L32]=&quot;-&quot;);ROW([.L$1:.L32]))+[.$K34]-1)-[.E32]&gt;[$settings.$B$3];&quot;🡓&quot;;&quot;🡖&quot;)))" office:value-type="string" office:string-value="" calcext:value-type="error">
            <text:p>#VALUE!</text:p>
          </table:table-cell>
          <table:table-cell table:style-name="ce39" table:formula="of:=IF(INDEX([.F:.F];LOOKUP(2;1/([.M$1:.M32]=&quot;-&quot;);ROW([.M$1:.M32]))+[.$K34]-1)-[.F32]&lt;-[$settings.$B$3];&quot;🡑&quot;;IF(INDEX([.F:.F];LOOKUP(2;1/([.M$1:.M32]=&quot;-&quot;);ROW([.M$1:.M32]))+[.$K34]-1)-[.F32]&lt;0;&quot;🡕&quot;;IF(INDEX([.F:.F];LOOKUP(2;1/([.M$1:.M32]=&quot;-&quot;);ROW([.M$1:.M32]))+[.$K34]-1)-[.F32]&gt;[$settings.$B$3];&quot;🡓&quot;;&quot;🡖&quot;)))" office:value-type="string" office:string-value="" calcext:value-type="error">
            <text:p>#VALUE!</text:p>
          </table:table-cell>
          <table:table-cell table:style-name="ce39" table:formula="of:=IF([.E32]-[.G32]&lt;0;&quot;?&quot;;IF(  MIN((INDEX([.E:.E];LOOKUP(2;1/([.N$1:.N32]=&quot;-&quot;);ROW([.N$1:.N32]))+[.$K34]-1)-INDEX([.G:.G];LOOKUP(2;1/([.N$1:.N32]=&quot;-&quot;);ROW([.N$1:.N32]))+[.$K34]-1));0)-([.E32]-[.G32])&lt;-[$settings.$B$3];&quot;🡓&quot;;IF(   MIN((INDEX([.E:.E];LOOKUP(2;1/([.N$1:.N32]=&quot;-&quot;);ROW([.N$1:.N32]))+[.$K34]-1)-INDEX([.G:.G];LOOKUP(2;1/([.N$1:.N32]=&quot;-&quot;);ROW([.N$1:.N32]))+[.$K34]-1));0)-([.E32]-[.G32])&lt;0;&quot;🡖&quot;;IF(    MIN((INDEX([.E:.E];LOOKUP(2;1/([.N$1:.N32]=&quot;-&quot;);ROW([.N$1:.N32]))+[.$K34]-1)-INDEX([.G:.G];LOOKUP(2;1/([.N$1:.N32]=&quot;-&quot;);ROW([.N$1:.N32]))+[.$K34]-1));0)-([.E32]-[.G32])&gt;[$settings.$B$3];&quot;🡑&quot;;&quot;🡕&quot;   )  ) ))" office:value-type="string" office:string-value="" calcext:value-type="error">
            <text:p>#VALUE!</text:p>
          </table:table-cell>
          <table:table-cell table:style-name="ce39" table:formula="of:=IF(INDEX([.G:.G];LOOKUP(2;1/([.O$1:.O32]=&quot;-&quot;);ROW([.O$1:.O32]))+[.$K34]-1)-[.G32]&lt;-[$settings.$B$3];&quot;🡑&quot;;IF(INDEX([.G:.G];LOOKUP(2;1/([.O$1:.O32]=&quot;-&quot;);ROW([.O$1:.O32]))+[.$K34]-1)-[.G32]&lt;0;&quot;🡕&quot;;IF(INDEX([.G:.G];LOOKUP(2;1/([.O$1:.O32]=&quot;-&quot;);ROW([.O$1:.O32]))+[.$K34]-1)-[.G32]&gt;[$settings.$B$3];&quot;🡓&quot;;&quot;🡖&quot;)))" office:value-type="string" office:string-value="" calcext:value-type="error">
            <text:p>#VALUE!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DUAL-first_7-second_bce</text:p>
          </table:table-cell>
          <table:table-cell table:number-columns-repeated="3"/>
          <table:table-cell office:value-type="float" office:value="65.2" calcext:value-type="float">
            <text:p>65.2</text:p>
          </table:table-cell>
          <table:table-cell office:value-type="float" office:value="64.4" calcext:value-type="float">
            <text:p>64.4</text:p>
          </table:table-cell>
          <table:table-cell office:value-type="float" office:value="60.2" calcext:value-type="float">
            <text:p>60.2</text:p>
          </table:table-cell>
          <table:table-cell office:value-type="float" office:value="64.9" calcext:value-type="float">
            <text:p>64.9</text:p>
          </table:table-cell>
          <table:table-cell office:value-type="float" office:value="63.7" calcext:value-type="float">
            <text:p>63.7</text:p>
          </table:table-cell>
          <table:table-cell office:value-type="float" office:value="60.8" calcext:value-type="float">
            <text:p>60.8</text:p>
          </table:table-cell>
          <table:table-cell/>
          <table:table-cell table:style-name="ce39" table:formula="of:=IF(INDEX([.E:.E];LOOKUP(2;1/([.L$1:.L33]=&quot;-&quot;);ROW([.L$1:.L33]))+[.$K35]-1)-[.E33]&lt;-[$settings.$B$3];&quot;🡑&quot;;IF(INDEX([.E:.E];LOOKUP(2;1/([.L$1:.L33]=&quot;-&quot;);ROW([.L$1:.L33]))+[.$K35]-1)-[.E33]&lt;0;&quot;🡕&quot;;IF(INDEX([.E:.E];LOOKUP(2;1/([.L$1:.L33]=&quot;-&quot;);ROW([.L$1:.L33]))+[.$K35]-1)-[.E33]&gt;[$settings.$B$3];&quot;🡓&quot;;&quot;🡖&quot;)))" office:value-type="string" office:string-value="" calcext:value-type="error">
            <text:p>#VALUE!</text:p>
          </table:table-cell>
          <table:table-cell table:style-name="ce39" table:formula="of:=IF(INDEX([.F:.F];LOOKUP(2;1/([.M$1:.M33]=&quot;-&quot;);ROW([.M$1:.M33]))+[.$K35]-1)-[.F33]&lt;-[$settings.$B$3];&quot;🡑&quot;;IF(INDEX([.F:.F];LOOKUP(2;1/([.M$1:.M33]=&quot;-&quot;);ROW([.M$1:.M33]))+[.$K35]-1)-[.F33]&lt;0;&quot;🡕&quot;;IF(INDEX([.F:.F];LOOKUP(2;1/([.M$1:.M33]=&quot;-&quot;);ROW([.M$1:.M33]))+[.$K35]-1)-[.F33]&gt;[$settings.$B$3];&quot;🡓&quot;;&quot;🡖&quot;)))" office:value-type="string" office:string-value="" calcext:value-type="error">
            <text:p>#VALUE!</text:p>
          </table:table-cell>
          <table:table-cell table:style-name="ce39" table:formula="of:=IF([.E33]-[.G33]&lt;0;&quot;?&quot;;IF(  MIN((INDEX([.E:.E];LOOKUP(2;1/([.N$1:.N33]=&quot;-&quot;);ROW([.N$1:.N33]))+[.$K35]-1)-INDEX([.G:.G];LOOKUP(2;1/([.N$1:.N33]=&quot;-&quot;);ROW([.N$1:.N33]))+[.$K35]-1));0)-([.E33]-[.G33])&lt;-[$settings.$B$3];&quot;🡓&quot;;IF(   MIN((INDEX([.E:.E];LOOKUP(2;1/([.N$1:.N33]=&quot;-&quot;);ROW([.N$1:.N33]))+[.$K35]-1)-INDEX([.G:.G];LOOKUP(2;1/([.N$1:.N33]=&quot;-&quot;);ROW([.N$1:.N33]))+[.$K35]-1));0)-([.E33]-[.G33])&lt;0;&quot;🡖&quot;;IF(    MIN((INDEX([.E:.E];LOOKUP(2;1/([.N$1:.N33]=&quot;-&quot;);ROW([.N$1:.N33]))+[.$K35]-1)-INDEX([.G:.G];LOOKUP(2;1/([.N$1:.N33]=&quot;-&quot;);ROW([.N$1:.N33]))+[.$K35]-1));0)-([.E33]-[.G33])&gt;[$settings.$B$3];&quot;🡑&quot;;&quot;🡕&quot;   )  ) ))" office:value-type="string" office:string-value="" calcext:value-type="error">
            <text:p>#VALUE!</text:p>
          </table:table-cell>
          <table:table-cell table:style-name="ce39" table:formula="of:=IF(INDEX([.G:.G];LOOKUP(2;1/([.O$1:.O33]=&quot;-&quot;);ROW([.O$1:.O33]))+[.$K35]-1)-[.G33]&lt;-[$settings.$B$3];&quot;🡑&quot;;IF(INDEX([.G:.G];LOOKUP(2;1/([.O$1:.O33]=&quot;-&quot;);ROW([.O$1:.O33]))+[.$K35]-1)-[.G33]&lt;0;&quot;🡕&quot;;IF(INDEX([.G:.G];LOOKUP(2;1/([.O$1:.O33]=&quot;-&quot;);ROW([.O$1:.O33]))+[.$K35]-1)-[.G33]&gt;[$settings.$B$3];&quot;🡓&quot;;&quot;🡖&quot;)))" office:value-type="string" office:string-value="" calcext:value-type="error">
            <text:p>#VALUE!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 table:number-rows-repeated="7">
          <table:table-cell table:number-columns-repeated="11"/>
          <table:table-cell table:style-name="ce39" table:number-columns-repeated="4"/>
          <table:table-cell table:number-columns-repeated="5"/>
          <table:table-cell table:style-name="ce9"/>
          <table:table-cell table:number-columns-repeated="16363"/>
        </table:table-row>
        <table:table-row table:style-name="ro1" table:number-rows-repeated="4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6">
          <table:table-cell table:number-columns-repeated="11"/>
          <table:table-cell table:style-name="ce39" table:number-columns-repeated="4"/>
          <table:table-cell table:number-columns-repeated="16369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L1:CONNECTION.O1048576">
            <calcext:condition calcext:apply-style-name="better" calcext:value="=&quot;🡑&quot;" calcext:base-cell-address="CONNECTION.L1"/>
            <calcext:condition calcext:apply-style-name="worse" calcext:value="=&quot;🡓&quot;" calcext:base-cell-address="CONNECTION.L1"/>
            <calcext:condition calcext:apply-style-name="marginally_better" calcext:value="=&quot;🡕&quot;" calcext:base-cell-address="CONNECTION.L1"/>
            <calcext:condition calcext:apply-style-name="marginally_worse" calcext:value="=&quot;🡖&quot;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bold"/>
    </style:style>
    <style:style style:name="worse" style:family="table-cell" style:parent-style-name="Default">
      <style:table-cell-properties fo:background-color="#ffa6a6"/>
      <style:text-properties fo:font-weight="bold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bold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7:02:17.42079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8T01:39:57.155610522</dc:date>
    <meta:editing-duration>PT11H14M49S</meta:editing-duration>
    <meta:editing-cycles>66</meta:editing-cycles>
    <meta:generator>LibreOffice/7.6.6.3$Linux_X86_64 LibreOffice_project/60$Build-3</meta:generator>
    <meta:document-statistic meta:table-count="5" meta:cell-count="4150" meta:object-count="0"/>
  </office:meta>
</office:document-meta>
</file>